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WordPress With Docker Compose</text:h>
      <text:p text:style-name="Text_20_body">Published on May 24, 2019</text:p>
      <text:list xml:id="list2296665822" text:style-name="L1">
        <text:list-item>
          <text:p text:style-name="P14"><text:a xlink:type="simple" xlink:href="https://www.digitalocean.com/community/tags/docker" text:style-name="Internet_20_link" text:visited-style-name="Visited_20_Internet_20_Link">Docker</text:a></text:p>
        </text:list-item>
        <text:list-item>
          <text:p text:style-name="P14"><text:a xlink:type="simple" xlink:href="https://www.digitalocean.com/community/tags/nginx" text:style-name="Internet_20_link" text:visited-style-name="Visited_20_Internet_20_Link">Nginx</text:a></text:p>
        </text:list-item>
        <text:list-item>
          <text:p text:style-name="P14"><text:a xlink:type="simple" xlink:href="https://www.digitalocean.com/community/tags/mysql" text:style-name="Internet_20_link" text:visited-style-name="Visited_20_Internet_20_Link">MySQL</text:a></text:p>
        </text:list-item>
        <text:list-item>
          <text:p text:style-name="P14"><text:a xlink:type="simple" xlink:href="https://www.digitalocean.com/community/tags/let-s-encrypt" text:style-name="Internet_20_link" text:visited-style-name="Visited_20_Internet_20_Link">Let's Encrypt</text:a></text:p>
        </text:list-item>
        <text:list-item>
          <text:p text:style-name="P14"><text:a xlink:type="simple" xlink:href="https://www.digitalocean.com/community/tags/ubuntu-18-04" text:style-name="Internet_20_link" text:visited-style-name="Visited_20_Internet_20_Link">Ubuntu 18.04</text:a></text:p>
        </text:list-item>
        <text:list-item>
          <text:p text:style-name="P2"><text:a xlink:type="simple" xlink:href="https://www.digitalocean.com/community/tags/wordpress" text:style-name="Internet_20_link" text:visited-style-name="Visited_20_Internet_20_Link">WordPress</text:a></text:p>
        </text:list-item>
      </text:list>
      <text:p text:style-name="P13"/>
      <text:p text:style-name="P13">By <text:a xlink:type="simple" xlink:href="https://www.digitalocean.com/community/users/katjuell" text:style-name="Internet_20_link" text:visited-style-name="Visited_20_Internet_20_Link">Kathleen Juell</text:a></text:p>
      <text:p text:style-name="P13">Developer and author at DigitalOcean.</text:p>
      <text:p text:style-name="P13">English</text:p>
      <text:p text:style-name="Text_20_body"/>
      <text:h text:style-name="Heading_20_3" text:outline-level="3"><text:bookmark text:name="introduction"/>Introduction</text:h>
      <text:p text:style-name="Text_20_body"><text:a xlink:type="simple" xlink:href="https://wordpress.org/" text:style-name="Internet_20_link" text:visited-style-name="Visited_20_Internet_20_Link">WordPress</text:a> is a free and open-source <text:a xlink:type="simple" xlink:href="https://www.digitalocean.com/community/tutorials/digitalocean-community-glossary#content-management-system" text:style-name="Internet_20_link" text:visited-style-name="Visited_20_Internet_20_Link">Content Management System (CMS)</text:a> built on a <text:a xlink:type="simple" xlink:href="https://www.mysql.com/" text:style-name="Internet_20_link" text:visited-style-name="Visited_20_Internet_20_Link">MySQL</text:a> database with <text:a xlink:type="simple" xlink:href="https://www.php.net/" text:style-name="Internet_20_link" text:visited-style-name="Visited_20_Internet_20_Link">PHP</text:a> processing. Thanks to its extensible plugin architecture and templating system, and the fact that most of its administration can be done through the web interface, WordPress is a popular choice when creating different types of websites, from blogs to product pages to eCommerce sites.</text:p>
      <text:p text:style-name="Text_20_body">Running WordPress typically involves installing a <text:a xlink:type="simple" xlink:href="https://www.digitalocean.com/community/tutorials/digitalocean-community-glossary#lamp" text:style-name="Internet_20_link" text:visited-style-name="Visited_20_Internet_20_Link">LAMP</text:a> (Linux, Apache, MySQL, and PHP) or <text:a xlink:type="simple" xlink:href="https://www.digitalocean.com/community/tutorials/digitalocean-community-glossary#lemp" text:style-name="Internet_20_link" text:visited-style-name="Visited_20_Internet_20_Link">LEMP</text:a> (Linux, Nginx, MySQL, and PHP) stack, which can be time-consuming. However, by using tools like <text:a xlink:type="simple" xlink:href="https://www.docker.com/" text:style-name="Internet_20_link" text:visited-style-name="Visited_20_Internet_20_Link">Docker</text:a> and <text:a xlink:type="simple" xlink:href="https://docs.docker.com/compose/" text:style-name="Internet_20_link" text:visited-style-name="Visited_20_Internet_20_Link">Docker Compose</text:a>, you can simplify the process of setting up your preferred stack and installing WordPress. Instead of installing individual components by hand, you can use <text:span text:style-name="Emphasis">images</text:span>, which standardize things like libraries, configuration files, and environment variables, and run these images in <text:span text:style-name="Emphasis">containers</text:span>, isolated processes that run on a shared operating system. Additionally, by using Compose, you can coordinate multiple containers — for example, an application and database — to communicate with one another.</text:p>
      <text:p text:style-name="Text_20_body">In this tutorial, you will build a multi-container WordPress installation. Your containers will include a MySQL database, an Nginx web server, and WordPress itself. You will also secure your installation by obtaining TLS/SSL certificates with <text:a xlink:type="simple" xlink:href="https://letsencrypt.org/" text:style-name="Internet_20_link" text:visited-style-name="Visited_20_Internet_20_Link">Let’s Encrypt</text:a> for the domain you want associated with your site. Finally, you will set up a <text:a xlink:type="simple" xlink:href="https://www.digitalocean.com/community/tutorials/how-to-schedule-routine-tasks-with-cron-and-anacron-on-a-vps" text:style-name="Internet_20_link" text:visited-style-name="Visited_20_Internet_20_Link"><text:span text:style-name="Source_20_Text">cron</text:span></text:a> job to renew your certificates so that your domain remains secure.</text:p>
      <text:h text:style-name="Heading_20_2" text:outline-level="2"><text:bookmark text:name="prerequisites"/>Prerequisites</text:h>
      <text:p text:style-name="Text_20_body">To follow this tutorial, you will need:</text:p>
      <text:list xml:id="list4091727101" text:style-name="L2">
        <text:list-item>
          <text:p text:style-name="P3">A server running Ubuntu 18.04, along with a non-root user with <text:span text:style-name="Source_20_Text">sudo</text:span> privileges and an active firewall. For guidance on how to set these up, please see this <text:a xlink:type="simple" xlink:href="https://www.digitalocean.com/community/tutorials/initial-server-setup-with-ubuntu-18-04" text:style-name="Internet_20_link" text:visited-style-name="Visited_20_Internet_20_Link">Initial Server Setup guide</text:a>.</text:p>
        </text:list-item>
        <text:list-item>
          <text:p text:style-name="P3"><text:soft-page-break/>Docker installed on your server, following Steps 1 and 2 of <text:a xlink:type="simple" xlink:href="https://www.digitalocean.com/community/tutorials/how-to-install-and-use-docker-on-ubuntu-18-04" text:style-name="Internet_20_link" text:visited-style-name="Visited_20_Internet_20_Link">How To Install and Use Docker on Ubuntu 18.04</text:a>.</text:p>
        </text:list-item>
        <text:list-item>
          <text:p text:style-name="P3">Docker Compose installed on your server, following Step 1 of <text:a xlink:type="simple" xlink:href="https://www.digitalocean.com/community/tutorials/how-to-install-docker-compose-on-ubuntu-18-04" text:style-name="Internet_20_link" text:visited-style-name="Visited_20_Internet_20_Link">How To Install Docker Compose on Ubuntu 18.04</text:a>.</text:p>
        </text:list-item>
        <text:list-item>
          <text:p text:style-name="P3">A registered domain name. This tutorial will use <text:a xlink:type="simple" xlink:href="http://example.com/" text:style-name="Internet_20_link" text:visited-style-name="Visited_20_Internet_20_Link"><text:span text:style-name="Strong_20_Emphasis">example.com</text:span></text:a> throughout. You can get one for free at <text:a xlink:type="simple" xlink:href="http://www.freenom.com/en/index.html" text:style-name="Internet_20_link" text:visited-style-name="Visited_20_Internet_20_Link">Freenom</text:a>, or use the domain registrar of your choice.</text:p>
        </text:list-item>
        <text:list-item>
          <text:p text:style-name="P3">Both of the following DNS records set up for your server. You can follow <text:a xlink:type="simple" xlink:href="https://www.digitalocean.com/community/tutorials/an-introduction-to-digitalocean-dns" text:style-name="Internet_20_link" text:visited-style-name="Visited_20_Internet_20_Link">this introduction to DigitalOcean DNS</text:a> for details on how to add them to a DigitalOcean account, if that’s what you’re using:</text:p>
          <text:list>
            <text:list-item>
              <text:p text:style-name="P15">An A record with pointing to your server’s public IP address. </text:p>
            </text:list-item>
            <text:list-item>
              <text:p text:style-name="P3">An A record with <text:span text:style-name="Source_20_Text">www.</text:span> pointing to your server’s public IP address. </text:p>
            </text:list-item>
          </text:list>
        </text:list-item>
      </text:list>
      <text:h text:style-name="Heading_20_2" text:outline-level="2"><text:bookmark text:name="step-1-defining-the-web-server-configuration"/>Step 1 — Defining the Web Server Configuration</text:h>
      <text:p text:style-name="Text_20_body">Before running any containers, our first step will be to define the configuration for our Nginx web server. Our configuration file will include some WordPress-specific location blocks, along with a location block to direct Let’s Encrypt verification requests to the Certbot client for automated certificate renewals.</text:p>
      <text:p text:style-name="Text_20_body">First, create a project directory for your WordPress setup called and navigate to it:</text:p>
      <text:p text:style-name="Preformatted_20_Text"><text:span text:style-name="Source_20_Text">mkdir wordpress &amp;&amp; cd wordpress</text:span></text:p>
      <text:p text:style-name="P1"/>
      <text:p text:style-name="Text_20_body">Next, make a directory for the configuration file:</text:p>
      <text:p text:style-name="Preformatted_20_Text"><text:span text:style-name="Source_20_Text">mkdir nginx-conf</text:span></text:p>
      <text:p text:style-name="P1"/>
      <text:p text:style-name="Text_20_body">Open the file with <text:span text:style-name="Source_20_Text">nano</text:span> or your favorite editor:</text:p>
      <text:p text:style-name="Preformatted_20_Text"><text:span text:style-name="Source_20_Text">nano nginx-conf/nginx.conf</text:span></text:p>
      <text:p text:style-name="P1"/>
      <text:p text:style-name="Text_20_body">In this file, we will add a server block with directives for our server name and document root, and location blocks to direct the Certbot client’s request for certificates, PHP processing, and static asset requests.</text:p>
      <text:p text:style-name="Text_20_body">Paste the following code into the file. Be sure to replace with your own domain name:</text:p>
      <text:p text:style-name="Text_20_body">~/wordpress/nginx-conf/nginx.conf</text:p>
      <text:p text:style-name="Preformatted_20_Text"><text:span text:style-name="Source_20_Text">server {</text:span></text:p>
      <text:p text:style-name="Preformatted_20_Text"><text:span text:style-name="Source_20_Text"><text:s text:c="8"/>listen 80;</text:span></text:p>
      <text:p text:style-name="Preformatted_20_Text"><text:span text:style-name="Source_20_Text"><text:s text:c="8"/>listen [::]:80;</text:span></text:p>
      <text:p text:style-name="Preformatted_20_Text"/>
      <text:p text:style-name="Preformatted_20_Text"><text:span text:style-name="Source_20_Text"><text:s text:c="8"/>server_name example.com www.example.com;</text:span></text:p>
      <text:p text:style-name="Preformatted_20_Text"/>
      <text:p text:style-name="Preformatted_20_Text"><text:span text:style-name="Source_20_Text"><text:s text:c="8"/>index index.php index.html index.htm;</text:span></text:p>
      <text:p text:style-name="Preformatted_20_Text"/>
      <text:p text:style-name="Preformatted_20_Text"><text:span text:style-name="Source_20_Text"><text:s text:c="8"/>root /var/www/html;</text:span></text:p>
      <text:p text:style-name="Preformatted_20_Text"/>
      <text:p text:style-name="Preformatted_20_Text"><text:span text:style-name="Source_20_Text"><text:s text:c="8"/>location ~ /.well-known/acme-challenge {</text:span></text:p>
      <text:p text:style-name="Preformatted_20_Text"><text:soft-page-break/><text:span text:style-name="Source_20_Text"><text:s text:c="16"/>allow all;</text:span></text:p>
      <text:p text:style-name="Preformatted_20_Text"><text:span text:style-name="Source_20_Text"><text:s text:c="16"/>root /var/www/html;</text:span></text:p>
      <text:p text:style-name="Preformatted_20_Text"><text:span text:style-name="Source_20_Text"><text:s text:c="8"/>}</text:span></text:p>
      <text:p text:style-name="Preformatted_20_Text"/>
      <text:p text:style-name="Preformatted_20_Text"><text:span text:style-name="Source_20_Text"><text:s text:c="8"/>location / {</text:span></text:p>
      <text:p text:style-name="Preformatted_20_Text"><text:span text:style-name="Source_20_Text"><text:s text:c="16"/>try_files $uri $uri/ /index.php$is_args$args;</text:span></text:p>
      <text:p text:style-name="Preformatted_20_Text"><text:span text:style-name="Source_20_Text"><text:s text:c="8"/>}</text:span></text:p>
      <text:p text:style-name="Preformatted_20_Text"/>
      <text:p text:style-name="Preformatted_20_Text"><text:span text:style-name="Source_20_Text"><text:s text:c="8"/>location ~ \.php$ {</text:span></text:p>
      <text:p text:style-name="Preformatted_20_Text"><text:span text:style-name="Source_20_Text"><text:s text:c="16"/>try_files $uri =404;</text:span></text:p>
      <text:p text:style-name="Preformatted_20_Text"><text:span text:style-name="Source_20_Text"><text:s text:c="16"/>fastcgi_split_path_info ^(.+\.php)(/.+)$;</text:span></text:p>
      <text:p text:style-name="Preformatted_20_Text"><text:span text:style-name="Source_20_Text"><text:s text:c="16"/>fastcgi_pass wordpress:9000;</text:span></text:p>
      <text:p text:style-name="Preformatted_20_Text"><text:span text:style-name="Source_20_Text"><text:s text:c="16"/>fastcgi_index index.php;</text:span></text:p>
      <text:p text:style-name="Preformatted_20_Text"><text:span text:style-name="Source_20_Text"><text:s text:c="16"/>include fastcgi_params;</text:span></text:p>
      <text:p text:style-name="Preformatted_20_Text"><text:span text:style-name="Source_20_Text"><text:s text:c="16"/>fastcgi_param SCRIPT_FILENAME $document_root$fastcgi_script_name;</text:span></text:p>
      <text:p text:style-name="Preformatted_20_Text"><text:span text:style-name="Source_20_Text"><text:s text:c="16"/>fastcgi_param PATH_INFO $fastcgi_path_info;</text:span></text:p>
      <text:p text:style-name="Preformatted_20_Text"><text:span text:style-name="Source_20_Text"><text:s text:c="8"/>}</text:span></text:p>
      <text:p text:style-name="Preformatted_20_Text"/>
      <text:p text:style-name="Preformatted_20_Text"><text:span text:style-name="Source_20_Text"><text:s text:c="8"/>location ~ /\.ht {</text:span></text:p>
      <text:p text:style-name="Preformatted_20_Text"><text:span text:style-name="Source_20_Text"><text:s text:c="16"/>deny al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location = /favicon.ico { </text:span></text:p>
      <text:p text:style-name="Preformatted_20_Text"><text:span text:style-name="Source_20_Text"><text:s text:c="16"/>log_not_found off; access_log off; </text:span></text:p>
      <text:p text:style-name="Preformatted_20_Text"><text:span text:style-name="Source_20_Text"><text:s text:c="8"/>}</text:span></text:p>
      <text:p text:style-name="Preformatted_20_Text"><text:span text:style-name="Source_20_Text"><text:s text:c="8"/>location = /robots.txt { </text:span></text:p>
      <text:p text:style-name="Preformatted_20_Text"><text:span text:style-name="Source_20_Text"><text:s text:c="16"/>log_not_found off; access_log off; allow all; </text:span></text:p>
      <text:p text:style-name="Preformatted_20_Text"><text:span text:style-name="Source_20_Text"><text:s text:c="8"/>}</text:span></text:p>
      <text:p text:style-name="Preformatted_20_Text"><text:span text:style-name="Source_20_Text"><text:s text:c="8"/>location ~* \.(css|gif|ico|jpeg|jpg|js|png)$ {</text:span></text:p>
      <text:p text:style-name="Preformatted_20_Text"><text:span text:style-name="Source_20_Text"><text:s text:c="16"/>expires max;</text:span></text:p>
      <text:p text:style-name="Preformatted_20_Text"><text:span text:style-name="Source_20_Text"><text:s text:c="16"/>log_not_found off;</text:span></text:p>
      <text:p text:style-name="Preformatted_20_Text"><text:span text:style-name="Source_20_Text"><text:s text:c="8"/>}</text:span></text:p>
      <text:p text:style-name="P1"><text:span text:style-name="Source_20_Text">}</text:span></text:p>
      <text:p text:style-name="Text_20_body">Our server block includes the following information:</text:p>
      <text:p text:style-name="Text_20_body"><text:span text:style-name="Strong_20_Emphasis">Directives:</text:span></text:p>
      <text:list xml:id="list4207939198" text:style-name="L3">
        <text:list-item>
          <text:p text:style-name="P16"><text:span text:style-name="Source_20_Text">listen</text:span>: This tells Nginx to listen on port <text:span text:style-name="Source_20_Text">80</text:span>, which will allow us to use Certbot’s <text:a xlink:type="simple" xlink:href="https://certbot.eff.org/docs/using.html#webroot" text:style-name="Internet_20_link" text:visited-style-name="Visited_20_Internet_20_Link">webroot plugin</text:a> for our certificate requests. Note that we are <text:span text:style-name="Emphasis">not</text:span> including port <text:span text:style-name="Source_20_Text">443</text:span> yet — we will update our configuration to include SSL once we have successfully obtained our certificates. </text:p>
        </text:list-item>
        <text:list-item>
          <text:p text:style-name="P16"><text:span text:style-name="Source_20_Text">server_name</text:span>: This defines your server name and the server block that should be used for requests to your server. Be sure to replace in this line with your own domain name. </text:p>
        </text:list-item>
        <text:list-item>
          <text:p text:style-name="P16"><text:span text:style-name="Source_20_Text">index</text:span>: The <text:span text:style-name="Source_20_Text">index</text:span> directive defines the files that will be used as indexes when processing requests to your server. We’ve modified the default order of priority here, moving <text:span text:style-name="Source_20_Text">index.php</text:span> in front of <text:span text:style-name="Source_20_Text">index.html</text:span> so that Nginx prioritizes files called <text:span text:style-name="Source_20_Text">index.php</text:span> when possible. </text:p>
        </text:list-item>
        <text:list-item>
          <text:p text:style-name="P4"><text:span text:style-name="Source_20_Text">root</text:span>: Our <text:span text:style-name="Source_20_Text">root</text:span> directive names the root directory for requests to our server. This directory, <text:span text:style-name="Source_20_Text">/var/www/html</text:span>, is <text:a xlink:type="simple" xlink:href="https://github.com/docker-library/wordpress/blob/07958d19ed465fb7fe50626be740d88a2c2260a7/php7.2/fpm-alpine/Dockerfile#L53" text:style-name="Internet_20_link" text:visited-style-name="Visited_20_Internet_20_Link">created as a mount point</text:a> at build time by instructions in our <text:a xlink:type="simple" xlink:href="https://github.com/docker-library/wordpress/blob/07958d19ed465fb7fe50626be740d88a2c2260a7/php7.2/fpm-alpine/Dockerfile" text:style-name="Internet_20_link" text:visited-style-name="Visited_20_Internet_20_Link">WordPress Dockerfile</text:a>. These Dockerfile instructions also ensure that the files from the WordPress release are mounted to this volume. </text:p>
        </text:list-item>
      </text:list>
      <text:p text:style-name="Text_20_body"><text:span text:style-name="Strong_20_Emphasis">Location Blocks:</text:span></text:p>
      <text:list xml:id="list353622828" text:style-name="L4">
        <text:list-item>
          <text:p text:style-name="P17"><text:span text:style-name="Source_20_Text">location ~ /.well-known/acme-challenge</text:span>: This location block will handle requests to the <text:span text:style-name="Source_20_Text">.well-known</text:span> directory, where Certbot will place a temporary file to <text:soft-page-break/>validate that the DNS for our domain resolves to our server. With this configuration in place, we will be able to use Certbot’s webroot plugin to obtain certificates for our domain. </text:p>
        </text:list-item>
        <text:list-item>
          <text:p text:style-name="P17"><text:span text:style-name="Source_20_Text">location /</text:span>: In this location block, we’ll use a <text:span text:style-name="Source_20_Text">try_files</text:span> directive to check for files that match individual URI requests. Instead of returning a 404 <text:span text:style-name="Source_20_Text">Not Found</text:span> status as a default, however, we’ll pass control to WordPress’s <text:span text:style-name="Source_20_Text">index.php</text:span> file with the request arguments. </text:p>
        </text:list-item>
        <text:list-item>
          <text:p text:style-name="P17"><text:span text:style-name="Source_20_Text">location ~ \.php$</text:span>: This location block will handle PHP processing and proxy these requests to our <text:span text:style-name="Source_20_Text">wordpress</text:span> container. Because our WordPress Docker image will be based on the <text:a xlink:type="simple" xlink:href="https://github.com/docker-library/php/blob/e63194a0006848edb13b7eff5a7f9d790d679428/7.2/alpine3.9/fpm/Dockerfile" text:style-name="Internet_20_link" text:visited-style-name="Visited_20_Internet_20_Link"><text:span text:style-name="Source_20_Text">php:fpm</text:span></text:a><text:a xlink:type="simple" xlink:href="https://github.com/docker-library/php/blob/e63194a0006848edb13b7eff5a7f9d790d679428/7.2/alpine3.9/fpm/Dockerfile" text:style-name="Internet_20_link" text:visited-style-name="Visited_20_Internet_20_Link"> image</text:a>, we will also include configuration options that are specific to the <text:a xlink:type="simple" xlink:href="https://en.wikipedia.org/wiki/FastCGI" text:style-name="Internet_20_link" text:visited-style-name="Visited_20_Internet_20_Link">FastCGI protocol</text:a> in this block. Nginx requires an independent PHP processor for PHP requests: in our case, these requests will be handled by the <text:span text:style-name="Source_20_Text">php-fpm</text:span> processor that’s included with the <text:span text:style-name="Source_20_Text">php:fpm</text:span> image. Additionally, this location block includes FastCGI-specific directives, variables, and options that will proxy requests to the WordPress application running in our <text:span text:style-name="Source_20_Text">wordpress</text:span> container, set the preferred index for the parsed request URI, and parse URI requests. </text:p>
        </text:list-item>
        <text:list-item>
          <text:p text:style-name="P17"><text:span text:style-name="Source_20_Text">location ~ /\.ht</text:span>: This block will handle <text:span text:style-name="Source_20_Text">.htaccess</text:span> files since Nginx won’t serve them. The <text:span text:style-name="Source_20_Text">deny_all</text:span> directive ensures that <text:span text:style-name="Source_20_Text">.htaccess</text:span> files will never be served to users. </text:p>
        </text:list-item>
        <text:list-item>
          <text:p text:style-name="P17"><text:span text:style-name="Source_20_Text">location = /favicon.ico</text:span>, <text:span text:style-name="Source_20_Text">location = /robots.txt</text:span>: These blocks ensure that requests to <text:span text:style-name="Source_20_Text">/favicon.ico</text:span> and <text:span text:style-name="Source_20_Text">/robots.txt</text:span> will not be logged. </text:p>
        </text:list-item>
        <text:list-item>
          <text:p text:style-name="P5"><text:span text:style-name="Source_20_Text">location ~* \.(css|gif|ico|jpeg|jpg|js|png)$</text:span>: This block turns off logging for static asset requests and ensures that these assets are highly cacheable, as they are typically expensive to serve. </text:p>
        </text:list-item>
      </text:list>
      <text:p text:style-name="Text_20_body">For more information about FastCGI proxying, see <text:a xlink:type="simple" xlink:href="https://www.digitalocean.com/community/tutorials/understanding-and-implementing-fastcgi-proxying-in-nginx" text:style-name="Internet_20_link" text:visited-style-name="Visited_20_Internet_20_Link">Understanding and Implementing FastCGI Proxying in Nginx</text:a>. For information about server and location blocks, see <text:a xlink:type="simple" xlink:href="https://www.digitalocean.com/community/tutorials/understanding-nginx-server-and-location-block-selection-algorithms" text:style-name="Internet_20_link" text:visited-style-name="Visited_20_Internet_20_Link">Understanding Nginx Server and Location Block Selection Algorithms</text:a>.</text:p>
      <text:p text:style-name="Text_20_body">Save and close the file when you are finished editing. If you used <text:span text:style-name="Source_20_Text">nano</text:span>, do so by pressing <text:span text:style-name="Source_20_Text">CTRL+X</text:span>, <text:span text:style-name="Source_20_Text">Y</text:span>, then <text:span text:style-name="Source_20_Text">ENTER</text:span>.</text:p>
      <text:p text:style-name="Text_20_body">With your Nginx configuration in place, you can move on to creating environment variables to pass to your application and database containers at runtime.</text:p>
      <text:h text:style-name="Heading_20_2" text:outline-level="2"><text:bookmark text:name="step-2-defining-environment-variables"/>Step 2 — Defining Environment Variables</text:h>
      <text:p text:style-name="Text_20_body">Your database and WordPress application containers will need access to certain environment variables at runtime in order for your application data to persist and be accessible to your application. These variables include both sensitive and non-sensitive information: sensitive values for your MySQL <text:span text:style-name="Strong_20_Emphasis">root</text:span> password and application database user and password, and non-sensitive information for your application database name and host.</text:p>
      <text:p text:style-name="Text_20_body">Rather than setting all of these values in our Docker Compose file — the main file that contains information about how our containers will run — we can set the sensitive values in an <text:span text:style-name="Source_20_Text">.env</text:span> file and restrict its circulation. This will prevent these values from copying over to our project repositories and being exposed publicly.</text:p>
      <text:p text:style-name="Text_20_body"><text:soft-page-break/>In your main project directory, <text:span text:style-name="Source_20_Text">~/</text:span>, open a file called <text:span text:style-name="Source_20_Text">.env</text:span>:</text:p>
      <text:p text:style-name="Preformatted_20_Text"><text:span text:style-name="Source_20_Text">nano .env</text:span></text:p>
      <text:p text:style-name="P1"/>
      <text:p text:style-name="Text_20_body">The confidential values that we will set in this file include a password for our MySQL <text:span text:style-name="Strong_20_Emphasis">root</text:span> user, and a username and password that WordPress will use to access the database.</text:p>
      <text:p text:style-name="Text_20_body">Add the following variable names and values to the file. Remember to supply <text:span text:style-name="Strong_20_Emphasis">your own values</text:span> here for each variable:</text:p>
      <text:p text:style-name="Text_20_body">~/wordpress/.env</text:p>
      <text:p text:style-name="Preformatted_20_Text"><text:span text:style-name="Source_20_Text">MYSQL_ROOT_PASSWORD=your_root_password</text:span></text:p>
      <text:p text:style-name="Preformatted_20_Text"><text:span text:style-name="Source_20_Text">MYSQL_USER=your_wordpress_database_user</text:span></text:p>
      <text:p text:style-name="P1"><text:span text:style-name="Source_20_Text">MYSQL_PASSWORD=your_wordpress_database_password</text:span></text:p>
      <text:p text:style-name="Text_20_body">We have included a password for the <text:span text:style-name="Strong_20_Emphasis">root</text:span> administrative account, as well as our preferred username and password for our application database.</text:p>
      <text:p text:style-name="Text_20_body">Save and close the file when you are finished editing.</text:p>
      <text:p text:style-name="Text_20_body">Because your <text:span text:style-name="Source_20_Text">.env</text:span> file contains sensitive information, you will want to ensure that it is included in your project’s <text:span text:style-name="Source_20_Text">.gitignore</text:span> and <text:span text:style-name="Source_20_Text">.dockerignore</text:span> files, which tell <text:a xlink:type="simple" xlink:href="https://www.digitalocean.com/community/tutorials/how-to-use-git-a-reference-guide" text:style-name="Internet_20_link" text:visited-style-name="Visited_20_Internet_20_Link">Git</text:a> and Docker what files <text:span text:style-name="Strong_20_Emphasis">not</text:span> to copy to your Git repositories and Docker images, respectively.</text:p>
      <text:p text:style-name="Text_20_body">If you plan to work with Git for version control, <text:a xlink:type="simple" xlink:href="https://www.digitalocean.com/community/tutorials/how-to-use-git-a-reference-guide#set-up-and-initialization" text:style-name="Internet_20_link" text:visited-style-name="Visited_20_Internet_20_Link">initialize your current working directory as a repository</text:a> with <text:span text:style-name="Source_20_Text">git init</text:span>:</text:p>
      <text:p text:style-name="Preformatted_20_Text"><text:span text:style-name="Source_20_Text">git init</text:span></text:p>
      <text:p text:style-name="P1"/>
      <text:p text:style-name="Text_20_body">Then open a <text:span text:style-name="Source_20_Text">.gitignore</text:span> file:</text:p>
      <text:p text:style-name="Preformatted_20_Text"><text:span text:style-name="Source_20_Text">nano .gitignore</text:span></text:p>
      <text:p text:style-name="P1"/>
      <text:p text:style-name="Text_20_body">Add <text:span text:style-name="Source_20_Text">.env</text:span> to the file:</text:p>
      <text:p text:style-name="Text_20_body">~/wordpress/.gitignore</text:p>
      <text:p text:style-name="P1"><text:span text:style-name="Source_20_Text">.env</text:span></text:p>
      <text:p text:style-name="Text_20_body">Save and close the file when you are finished editing.</text:p>
      <text:p text:style-name="Text_20_body">Likewise, it’s a good precaution to add <text:span text:style-name="Source_20_Text">.env</text:span> to a <text:span text:style-name="Source_20_Text">.dockerignore</text:span> file, so that it doesn’t end up on your containers when you are using this directory as your build context.</text:p>
      <text:p text:style-name="Text_20_body">Open the file:</text:p>
      <text:p text:style-name="Preformatted_20_Text"><text:span text:style-name="Source_20_Text">nano .dockerignore</text:span></text:p>
      <text:p text:style-name="P1"/>
      <text:p text:style-name="Text_20_body">Add <text:span text:style-name="Source_20_Text">.env</text:span> to the file:</text:p>
      <text:p text:style-name="Text_20_body">~/wordpress/.dockerignore</text:p>
      <text:p text:style-name="P1"><text:span text:style-name="Source_20_Text">.env</text:span></text:p>
      <text:p text:style-name="Text_20_body"><text:soft-page-break/>Below this, you can optionally add files and directories associated with your application’s development:</text:p>
      <text:p text:style-name="Text_20_body">~/wordpress/.dockerignore</text:p>
      <text:p text:style-name="Preformatted_20_Text"><text:span text:style-name="Source_20_Text">.env</text:span></text:p>
      <text:p text:style-name="Preformatted_20_Text"><text:span text:style-name="Source_20_Text">.git</text:span></text:p>
      <text:p text:style-name="Preformatted_20_Text"><text:span text:style-name="Source_20_Text">docker-compose.yml</text:span></text:p>
      <text:p text:style-name="P1"><text:span text:style-name="Source_20_Text">.dockerignore</text:span></text:p>
      <text:p text:style-name="Text_20_body">Save and close the file when you are finished.</text:p>
      <text:p text:style-name="Text_20_body">With your sensitive information in place, you can now move on to defining your services in a <text:span text:style-name="Source_20_Text">docker-compose.yml</text:span> file.</text:p>
      <text:h text:style-name="Heading_20_2" text:outline-level="2"><text:bookmark text:name="step-3-defining-services-with-docker-compose"/>Step 3 — Defining Services with Docker Compose</text:h>
      <text:p text:style-name="Text_20_body">Your <text:span text:style-name="Source_20_Text">docker-compose.yml</text:span> file will contain the service definitions for your setup. A <text:span text:style-name="Emphasis">service</text:span> in Compose is a running container, and service definitions specify information about how each container will run.</text:p>
      <text:p text:style-name="Text_20_body">Using Compose, you can define different services in order to run multi-container applications, since Compose allows you to link these services together with shared networks and volumes. This will be helpful for our current setup since we will create different containers for our database, WordPress application, and web server. We will also create a container to run the <text:a xlink:type="simple" xlink:href="https://certbot.eff.org/" text:style-name="Internet_20_link" text:visited-style-name="Visited_20_Internet_20_Link">Certbot client</text:a> in order to obtain certificates for our webserver.</text:p>
      <text:p text:style-name="Text_20_body">To begin, open the <text:span text:style-name="Source_20_Text">docker-compose.yml</text:span> file:</text:p>
      <text:p text:style-name="Preformatted_20_Text"><text:span text:style-name="Source_20_Text">nano docker-compose.yml</text:span></text:p>
      <text:p text:style-name="P1"/>
      <text:p text:style-name="Text_20_body">Add the following code to define your Compose file version and <text:span text:style-name="Source_20_Text">db</text:span> database service:</text:p>
      <text:p text:style-name="Text_20_body">~/wordpress/docker-compose.yml</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text:span></text:p>
      <text:p text:style-name="Preformatted_20_Text"><text:span text:style-name="Source_20_Text"><text:s text:c="4"/>container_name: db</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MYSQL_DATABASE=wordpress</text:span></text:p>
      <text:p text:style-name="Preformatted_20_Text"><text:span text:style-name="Source_20_Text"><text:s text:c="4"/>volumes: </text:span></text:p>
      <text:p text:style-name="Preformatted_20_Text"><text:span text:style-name="Source_20_Text"><text:s text:c="6"/>- dbdata:/var/lib/mysql</text:span></text:p>
      <text:p text:style-name="Preformatted_20_Text"><text:span text:style-name="Source_20_Text"><text:s text:c="4"/>command: '--default-authentication-plugin=mysql_native_password'</text:span></text:p>
      <text:p text:style-name="Preformatted_20_Text"><text:span text:style-name="Source_20_Text"><text:s text:c="4"/>networks:</text:span></text:p>
      <text:p text:style-name="P1"><text:span text:style-name="Source_20_Text"><text:s text:c="6"/>- app-network</text:span></text:p>
      <text:p text:style-name="Text_20_body">The <text:span text:style-name="Source_20_Text">db</text:span> service definition contains the following options:</text:p>
      <text:list xml:id="list806463713" text:style-name="L5">
        <text:list-item>
          <text:p text:style-name="P18"><text:span text:style-name="Source_20_Text">image</text:span>: This tells Compose what image to pull to create the container. We are pinning the <text:a xlink:type="simple" xlink:href="https://github.com/docker-library/mysql/blob/130bd8e46a3da1adfc1732a08c70673e20aa5977/8.0/Dockerfile" text:style-name="Internet_20_link" text:visited-style-name="Visited_20_Internet_20_Link"><text:span text:style-name="Source_20_Text">mysql:</text:span></text:a><text:a xlink:type="simple" xlink:href="https://github.com/docker-library/mysql/blob/130bd8e46a3da1adfc1732a08c70673e20aa5977/8.0/Dockerfile" text:style-name="Internet_20_link" text:visited-style-name="Visited_20_Internet_20_Link"> image</text:a> here to avoid future conflicts as the <text:span text:style-name="Source_20_Text">mysql:latest</text:span> image continues to be <text:soft-page-break/>updated. For more information about version pinning and avoiding dependency conflicts, see the Docker documentation on <text:a xlink:type="simple" xlink:href="https://docs.docker.com/develop/develop-images/dockerfile_best-practices/" text:style-name="Internet_20_link" text:visited-style-name="Visited_20_Internet_20_Link">Dockerfile best practices</text:a>. </text:p>
        </text:list-item>
        <text:list-item>
          <text:p text:style-name="P18"><text:span text:style-name="Source_20_Text">container_name</text:span>: This specifies a name for the container. </text:p>
        </text:list-item>
        <text:list-item>
          <text:p text:style-name="P18"><text:span text:style-name="Source_20_Text">restart</text:span>: This defines the container restart policy. The default is <text:span text:style-name="Source_20_Text">no</text:span>, but we have set the container to restart unless it is stopped manually. </text:p>
        </text:list-item>
        <text:list-item>
          <text:p text:style-name="P18"><text:span text:style-name="Source_20_Text">env_file</text:span>: This option tells Compose that we would like to add environment variables from a file called <text:span text:style-name="Source_20_Text">.env</text:span>, located in our build context. In this case, the build context is our current directory. </text:p>
        </text:list-item>
        <text:list-item>
          <text:p text:style-name="P18"><text:span text:style-name="Source_20_Text">environment</text:span>: This option allows you to add additional environment variables, beyond those defined in your <text:span text:style-name="Source_20_Text">.env</text:span> file. We will set the <text:span text:style-name="Source_20_Text">MYSQL_DATABASE</text:span> variable equal to to provide a name for our application database. Because this is non-sensitive information, we can include it directly in the <text:span text:style-name="Source_20_Text">docker-compose.yml</text:span> file. </text:p>
        </text:list-item>
        <text:list-item>
          <text:p text:style-name="P18"><text:span text:style-name="Source_20_Text">volumes</text:span>: Here, we’re mounting a named <text:a xlink:type="simple" xlink:href="https://docs.docker.com/storage/volumes/" text:style-name="Internet_20_link" text:visited-style-name="Visited_20_Internet_20_Link">volume</text:a> called <text:span text:style-name="Source_20_Text">dbdata</text:span> to the <text:span text:style-name="Source_20_Text">/var/lib/mysql</text:span> directory on the container. This is the standard data directory for MySQL on most distributions. </text:p>
        </text:list-item>
        <text:list-item>
          <text:p text:style-name="P18"><text:span text:style-name="Source_20_Text">command</text:span>: This option specifies a command to override the default <text:a xlink:type="simple" xlink:href="https://docs.docker.com/engine/reference/builder/#cmd" text:style-name="Internet_20_link" text:visited-style-name="Visited_20_Internet_20_Link">CMD instruction</text:a> for the image. In our case, we will add an option to the Docker image’s standard <text:a xlink:type="simple" xlink:href="https://dev.mysql.com/doc/refman/8.0/en/mysqld.html" text:style-name="Internet_20_link" text:visited-style-name="Visited_20_Internet_20_Link"><text:span text:style-name="Source_20_Text">mysqld</text:span></text:a><text:a xlink:type="simple" xlink:href="https://dev.mysql.com/doc/refman/8.0/en/mysqld.html" text:style-name="Internet_20_link" text:visited-style-name="Visited_20_Internet_20_Link"> command</text:a>, which starts the MySQL server on the container. This option, <text:span text:style-name="Source_20_Text">--default-authentication-plugin=mysql_native_password</text:span>, sets the <text:span text:style-name="Source_20_Text">--default-authentication-plugin</text:span> system variable to <text:span text:style-name="Source_20_Text">mysql_native_password</text:span>, specifying which authentication mechanism should govern new authentication requests to the server. Since PHP and therefore our WordPress image <text:a xlink:type="simple" xlink:href="https://github.com/docker-library/wordpress/issues/313" text:style-name="Internet_20_link" text:visited-style-name="Visited_20_Internet_20_Link">won’t support</text:a> <text:a xlink:type="simple" xlink:href="https://mysqlserverteam.com/upgrading-to-mysql-8-0-default-authentication-plugin-considerations/" text:style-name="Internet_20_link" text:visited-style-name="Visited_20_Internet_20_Link">MySQL’s newer authentication default</text:a>, we must make this adjustment in order to authenticate our application database user. </text:p>
        </text:list-item>
        <text:list-item>
          <text:p text:style-name="P6"><text:span text:style-name="Source_20_Text">networks</text:span>: This specifies that our application service will join the <text:span text:style-name="Source_20_Text">app-network</text:span> network, which we will define at the bottom of the file. </text:p>
        </text:list-item>
      </text:list>
      <text:p text:style-name="Text_20_body">Next, below your <text:span text:style-name="Source_20_Text">db</text:span> service definition, add the definition for your <text:span text:style-name="Source_20_Text">wordpress</text:span> application service:</text:p>
      <text:p text:style-name="Text_20_body">~/wordpress/docker-compose.yml</text:p>
      <text:p text:style-name="Preformatted_20_Text"><text:span text:style-name="Source_20_Text">...</text:span></text:p>
      <text:p text:style-name="Preformatted_20_Text"><text:span text:style-name="Source_20_Text"><text:s text:c="2"/>wordpress:</text:span></text:p>
      <text:p text:style-name="Preformatted_20_Text"><text:span text:style-name="Source_20_Text"><text:s text:c="4"/>depends_on: </text:span></text:p>
      <text:p text:style-name="Preformatted_20_Text"><text:span text:style-name="Source_20_Text"><text:s text:c="6"/>- db</text:span></text:p>
      <text:p text:style-name="Preformatted_20_Text"><text:span text:style-name="Source_20_Text"><text:s text:c="4"/>image: wordpress:5.1.1-fpm-alpine</text:span></text:p>
      <text:p text:style-name="Preformatted_20_Text"><text:span text:style-name="Source_20_Text"><text:s text:c="4"/>container_name: wordpress</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WORDPRESS_DB_HOST=db:3306</text:span></text:p>
      <text:p text:style-name="Preformatted_20_Text"><text:span text:style-name="Source_20_Text"><text:s text:c="6"/>- WORDPRESS_DB_USER=$MYSQL_USER</text:span></text:p>
      <text:p text:style-name="Preformatted_20_Text"><text:span text:style-name="Source_20_Text"><text:s text:c="6"/>- WORDPRESS_DB_PASSWORD=$MYSQL_PASSWORD</text:span></text:p>
      <text:p text:style-name="Preformatted_20_Text"><text:span text:style-name="Source_20_Text"><text:s text:c="6"/>- WORDPRESS_DB_NAME=wordpress</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4"/>networks:</text:span></text:p>
      <text:p text:style-name="P1"><text:span text:style-name="Source_20_Text"><text:s text:c="6"/>- app-network</text:span></text:p>
      <text:p text:style-name="Text_20_body"><text:soft-page-break/>In this service definition, we are naming our container and defining a restart policy, as we did with the <text:span text:style-name="Source_20_Text">db</text:span> service. We’re also adding some options specific to this container:</text:p>
      <text:list xml:id="list749012113" text:style-name="L6">
        <text:list-item>
          <text:p text:style-name="P19"><text:span text:style-name="Source_20_Text">depends_on</text:span>: This option ensures that our containers will start in order of dependency, with the <text:span text:style-name="Source_20_Text">wordpress</text:span> container starting after the <text:span text:style-name="Source_20_Text">db</text:span> container. Our WordPress application relies on the existence of our application database and user, so expressing this order of dependency will enable our application to start properly. </text:p>
        </text:list-item>
        <text:list-item>
          <text:p text:style-name="P19"><text:span text:style-name="Source_20_Text">image</text:span>: For this setup, we are using the <text:a xlink:type="simple" xlink:href="https://github.com/docker-library/wordpress/blob/07958d19ed465fb7fe50626be740d88a2c2260a7/php7.2/fpm-alpine/Dockerfile" text:style-name="Internet_20_link" text:visited-style-name="Visited_20_Internet_20_Link"><text:span text:style-name="Source_20_Text">-fpm-alpine</text:span></text:a><text:a xlink:type="simple" xlink:href="https://github.com/docker-library/wordpress/blob/07958d19ed465fb7fe50626be740d88a2c2260a7/php7.2/fpm-alpine/Dockerfile" text:style-name="Internet_20_link" text:visited-style-name="Visited_20_Internet_20_Link"> WordPress image</text:a>. As discussed in <text:a xlink:type="simple" xlink:href="https://www.digitalocean.com/community/tutorials/how-to-install-wordpress-with-docker-compose#step-1-—-defining-the-web-server-configuration" text:style-name="Internet_20_link" text:visited-style-name="Visited_20_Internet_20_Link">Step 1</text:a>, using this image ensures that our application will have the <text:span text:style-name="Source_20_Text">php-fpm</text:span> processor that Nginx requires to handle PHP processing. This is also an <text:span text:style-name="Source_20_Text">alpine</text:span> image, derived from the <text:a xlink:type="simple" xlink:href="https://alpinelinux.org/" text:style-name="Internet_20_link" text:visited-style-name="Visited_20_Internet_20_Link">Alpine Linux project</text:a>, which will help keep our overall image size down. For more information about the benefits and drawbacks of using <text:span text:style-name="Source_20_Text">alpine</text:span> images and whether or not this makes sense for your application, see the full discussion under the <text:span text:style-name="Strong_20_Emphasis">Image Variants</text:span> section of the <text:a xlink:type="simple" xlink:href="https://hub.docker.com/_/wordpress" text:style-name="Internet_20_link" text:visited-style-name="Visited_20_Internet_20_Link">Docker Hub WordPress image page</text:a>. </text:p>
        </text:list-item>
        <text:list-item>
          <text:p text:style-name="P19"><text:span text:style-name="Source_20_Text">env_file</text:span>: Again, we specify that we want to pull values from our <text:span text:style-name="Source_20_Text">.env</text:span> file, since this is where we defined our application database user and password. </text:p>
        </text:list-item>
        <text:list-item>
          <text:p text:style-name="P19"><text:span text:style-name="Source_20_Text">environment</text:span>: Here, we’re using the values we defined in our <text:span text:style-name="Source_20_Text">.env</text:span> file, but we’re assigning them to the variable names that the WordPress image expects: <text:span text:style-name="Source_20_Text">WORDPRESS_DB_USER</text:span> and <text:span text:style-name="Source_20_Text">WORDPRESS_DB_PASSWORD</text:span>. We’re also defining a <text:span text:style-name="Source_20_Text">WORDPRESS_DB_HOST</text:span>, which will be the MySQL server running on the <text:span text:style-name="Source_20_Text">db</text:span> container that’s accessible on MySQL’s default port, <text:span text:style-name="Source_20_Text">3306</text:span>. Our <text:span text:style-name="Source_20_Text">WORDPRESS_DB_NAME</text:span> will be the same value we specified in the MySQL service definition for our <text:span text:style-name="Source_20_Text">MYSQL_DATABASE</text:span>: . </text:p>
        </text:list-item>
        <text:list-item>
          <text:p text:style-name="P19"><text:span text:style-name="Source_20_Text">volumes</text:span>: We are mounting a named volume called <text:span text:style-name="Source_20_Text">wordpress</text:span> to the <text:span text:style-name="Source_20_Text">/var/www/html</text:span> mountpoint <text:a xlink:type="simple" xlink:href="https://github.com/docker-library/wordpress/blob/07958d19ed465fb7fe50626be740d88a2c2260a7/php7.2/fpm-alpine/Dockerfile#L53" text:style-name="Internet_20_link" text:visited-style-name="Visited_20_Internet_20_Link">created by the WordPress image</text:a>. Using a named volume in this way will allow us to share our application code with other containers. </text:p>
        </text:list-item>
        <text:list-item>
          <text:p text:style-name="P7"><text:span text:style-name="Source_20_Text">networks</text:span>: We’re also adding the <text:span text:style-name="Source_20_Text">wordpress</text:span> container to the <text:span text:style-name="Source_20_Text">app-network</text:span> network. </text:p>
        </text:list-item>
      </text:list>
      <text:p text:style-name="Text_20_body">Next, below the <text:span text:style-name="Source_20_Text">wordpress</text:span> application service definition, add the following definition for your <text:span text:style-name="Source_20_Text">webserver</text:span> Nginx service:</text:p>
      <text:p text:style-name="Text_20_body">~/wordpress/docker-compose.yml</text:p>
      <text:p text:style-name="Preformatted_20_Text"><text:span text:style-name="Source_20_Text">...</text:span></text:p>
      <text:p text:style-name="Preformatted_20_Text"><text:span text:style-name="Source_20_Text"><text:s text:c="2"/>webserver:</text:span></text:p>
      <text:p text:style-name="Preformatted_20_Text"><text:span text:style-name="Source_20_Text"><text:s text:c="4"/>depends_on:</text:span></text:p>
      <text:p text:style-name="Preformatted_20_Text"><text:span text:style-name="Source_20_Text"><text:s text:c="6"/>- wordpress</text:span></text:p>
      <text:p text:style-name="Preformatted_20_Text"><text:span text:style-name="Source_20_Text"><text:s text:c="4"/>image: nginx:1.15.12-alpine</text:span></text:p>
      <text:p text:style-name="Preformatted_20_Text"><text:span text:style-name="Source_20_Text"><text:s text:c="4"/>container_name: webserver</text:span></text:p>
      <text:p text:style-name="Preformatted_20_Text"><text:span text:style-name="Source_20_Text"><text:s text:c="4"/>restart: unless-stopped</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6"/>- ./nginx-conf:/etc/nginx/conf.d</text:span></text:p>
      <text:p text:style-name="Preformatted_20_Text"><text:span text:style-name="Source_20_Text"><text:s text:c="6"/>- certbot-etc:/etc/letsencrypt</text:span></text:p>
      <text:p text:style-name="Preformatted_20_Text"><text:span text:style-name="Source_20_Text"><text:s text:c="4"/>networks:</text:span></text:p>
      <text:p text:style-name="P1"><text:span text:style-name="Source_20_Text"><text:s text:c="6"/>- app-network</text:span></text:p>
      <text:p text:style-name="Text_20_body">Again, we’re naming our container and making it dependent on the <text:span text:style-name="Source_20_Text">wordpress</text:span> container in order of starting. We’re also using an <text:span text:style-name="Source_20_Text">alpine</text:span> image — the <text:a xlink:type="simple" xlink:href="https://github.com/nginxinc/docker-nginx/blob/e5123eea0d29c8d13df17d782f15679458ff899e/mainline/stretch/Dockerfile" text:style-name="Internet_20_link" text:visited-style-name="Visited_20_Internet_20_Link"><text:span text:style-name="Source_20_Text">-alpine</text:span></text:a><text:a xlink:type="simple" xlink:href="https://github.com/nginxinc/docker-nginx/blob/e5123eea0d29c8d13df17d782f15679458ff899e/mainline/stretch/Dockerfile" text:style-name="Internet_20_link" text:visited-style-name="Visited_20_Internet_20_Link"> Nginx image</text:a>.</text:p>
      <text:p text:style-name="Text_20_body"><text:soft-page-break/>This service definition also includes the following options:</text:p>
      <text:list xml:id="list1456016563" text:style-name="L7">
        <text:list-item>
          <text:p text:style-name="P20"><text:span text:style-name="Source_20_Text">ports</text:span>: This exposes port <text:span text:style-name="Source_20_Text">80</text:span> to enable the configuration options we defined in our <text:span text:style-name="Source_20_Text">nginx.conf</text:span> file in <text:a xlink:type="simple" xlink:href="https://www.digitalocean.com/community/tutorials/how-to-install-wordpress-with-docker-compose" text:style-name="Internet_20_link" text:visited-style-name="Visited_20_Internet_20_Link">Step 1</text:a>. </text:p>
        </text:list-item>
        <text:list-item>
          <text:p text:style-name="P20"><text:span text:style-name="Source_20_Text">volumes</text:span>: Here, we are defining a combination of named volumes and <text:a xlink:type="simple" xlink:href="https://docs.docker.com/storage/bind-mounts/" text:style-name="Internet_20_link" text:visited-style-name="Visited_20_Internet_20_Link">bind mounts</text:a>: </text:p>
          <text:list>
            <text:list-item>
              <text:p text:style-name="P20"><text:span text:style-name="Source_20_Text">wordpress:/var/www/html</text:span>: This will mount our WordPress application code to the <text:span text:style-name="Source_20_Text">/var/www/html</text:span> directory, the directory we set as the <text:span text:style-name="Source_20_Text">root</text:span> in our Nginx server block. </text:p>
            </text:list-item>
            <text:list-item>
              <text:p text:style-name="P20"><text:span text:style-name="Source_20_Text">./nginx-conf:/etc/nginx/conf.d</text:span>: This will bind mount the Nginx configuration directory on the host to the relevant directory on the container, ensuring that any changes we make to files on the host will be reflected in the container. </text:p>
            </text:list-item>
            <text:list-item>
              <text:p text:style-name="P8"><text:span text:style-name="Source_20_Text">certbot-etc:/etc/letsencrypt</text:span>: This will mount the relevant Let’s Encrypt certificates and keys for our domain to the appropriate directory on the container. </text:p>
            </text:list-item>
          </text:list>
        </text:list-item>
      </text:list>
      <text:p text:style-name="Text_20_body">And again, we’ve added this container to the <text:span text:style-name="Source_20_Text">app-network</text:span> network.</text:p>
      <text:p text:style-name="Text_20_body">Finally, below your <text:span text:style-name="Source_20_Text">webserver</text:span> definition, add your last service definition for the <text:span text:style-name="Source_20_Text">certbot</text:span> service. Be sure to replace the email address and domain names listed here with your own information:</text:p>
      <text:p text:style-name="Text_20_body">~/wordpress/docker-compose.yml</text:p>
      <text:p text:style-name="Preformatted_20_Text"><text:span text:style-name="Source_20_Text"><text:s text:c="2"/>certbot:</text:span></text:p>
      <text:p text:style-name="Preformatted_20_Text"><text:span text:style-name="Source_20_Text"><text:s text:c="4"/>depends_on:</text:span></text:p>
      <text:p text:style-name="Preformatted_20_Text"><text:span text:style-name="Source_20_Text"><text:s text:c="6"/>- webserver</text:span></text:p>
      <text:p text:style-name="Preformatted_20_Text"><text:span text:style-name="Source_20_Text"><text:s text:c="4"/>image: certbot/certbot</text:span></text:p>
      <text:p text:style-name="Preformatted_20_Text"><text:span text:style-name="Source_20_Text"><text:s text:c="4"/>container_name: certbot</text:span></text:p>
      <text:p text:style-name="Preformatted_20_Text"><text:span text:style-name="Source_20_Text"><text:s text:c="4"/>volumes:</text:span></text:p>
      <text:p text:style-name="Preformatted_20_Text"><text:span text:style-name="Source_20_Text"><text:s text:c="6"/>- certbot-etc:/etc/letsencrypt</text:span></text:p>
      <text:p text:style-name="Preformatted_20_Text"><text:span text:style-name="Source_20_Text"><text:s text:c="6"/>- wordpress:/var/www/html</text:span></text:p>
      <text:p text:style-name="P1"><text:span text:style-name="Source_20_Text"><text:s text:c="4"/>command: certonly --webroot --webroot-path=/var/www/html --email sammy@example.com --agree-tos --no-eff-email --staging -d example.com -d www.example.com</text:span></text:p>
      <text:p text:style-name="Text_20_body">This definition tells Compose to pull the <text:a xlink:type="simple" xlink:href="https://hub.docker.com/r/certbot/certbot/" text:style-name="Internet_20_link" text:visited-style-name="Visited_20_Internet_20_Link"><text:span text:style-name="Source_20_Text">certbot/certbot</text:span></text:a><text:a xlink:type="simple" xlink:href="https://hub.docker.com/r/certbot/certbot/" text:style-name="Internet_20_link" text:visited-style-name="Visited_20_Internet_20_Link"> image</text:a> from Docker Hub. It also uses named volumes to share resources with the Nginx container, including the domain certificates and key in <text:span text:style-name="Source_20_Text">certbot-etc</text:span> and the application code in <text:span text:style-name="Source_20_Text">wordpress</text:span>.</text:p>
      <text:p text:style-name="Text_20_body">Again, we’ve used <text:span text:style-name="Source_20_Text">depends_on</text:span> to specify that the <text:span text:style-name="Source_20_Text">certbot</text:span> container should be started once the <text:span text:style-name="Source_20_Text">webserver</text:span> service is running.</text:p>
      <text:p text:style-name="Text_20_body">We’ve also included a <text:span text:style-name="Source_20_Text">command</text:span> option that specifies a subcommand to run with the container’s default <text:span text:style-name="Source_20_Text">certbot</text:span> command. The <text:a xlink:type="simple" xlink:href="https://certbot.eff.org/docs/using.html#certbot-command-line-options" text:style-name="Internet_20_link" text:visited-style-name="Visited_20_Internet_20_Link"><text:span text:style-name="Source_20_Text">certonly</text:span></text:a><text:a xlink:type="simple" xlink:href="https://certbot.eff.org/docs/using.html#certbot-command-line-options" text:style-name="Internet_20_link" text:visited-style-name="Visited_20_Internet_20_Link"> subcommand</text:a> will obtain a certificate with the following options:</text:p>
      <text:list xml:id="list576018419" text:style-name="L8">
        <text:list-item>
          <text:p text:style-name="P21"><text:span text:style-name="Source_20_Text">--webroot</text:span>: This tells Certbot to use the webroot plugin to place files in the webroot folder for authentication. This plugin depends on the <text:a xlink:type="simple" xlink:href="https://tools.ietf.org/html/draft-ietf-acme-acme-03#section-7.2" text:style-name="Internet_20_link" text:visited-style-name="Visited_20_Internet_20_Link">HTTP-01 validation method</text:a>, which uses an HTTP request to prove that Certbot can access resources from a server that responds to a given domain name. </text:p>
        </text:list-item>
        <text:list-item>
          <text:p text:style-name="P21"><text:span text:style-name="Source_20_Text">--webroot-path</text:span>: This specifies the path of the webroot directory. </text:p>
        </text:list-item>
        <text:list-item>
          <text:p text:style-name="P21"><text:soft-page-break/><text:span text:style-name="Source_20_Text">--email</text:span>: Your preferred email for registration and recovery. </text:p>
        </text:list-item>
        <text:list-item>
          <text:p text:style-name="P21"><text:span text:style-name="Source_20_Text">--agree-tos</text:span>: This specifies that you agree to <text:a xlink:type="simple" xlink:href="https://letsencrypt.org/documents/LE-SA-v1.2-November-15-2017.pdf" text:style-name="Internet_20_link" text:visited-style-name="Visited_20_Internet_20_Link">ACME’s Subscriber Agreement</text:a>. </text:p>
        </text:list-item>
        <text:list-item>
          <text:p text:style-name="P21"><text:span text:style-name="Source_20_Text">--no-eff-email</text:span>: This tells Certbot that you do not wish to share your email with the <text:a xlink:type="simple" xlink:href="https://www.eff.org/" text:style-name="Internet_20_link" text:visited-style-name="Visited_20_Internet_20_Link">Electronic Frontier Foundation</text:a> (EFF). Feel free to omit this if you would prefer. </text:p>
        </text:list-item>
        <text:list-item>
          <text:p text:style-name="P21"><text:span text:style-name="Source_20_Text">--staging</text:span>: This tells Certbot that you would like to use Let’s Encrypt’s staging environment to obtain test certificates. Using this option allows you to test your configuration options and avoid possible domain request limits. For more information about these limits, please see Let’s Encrypt’s <text:a xlink:type="simple" xlink:href="https://letsencrypt.org/docs/rate-limits/" text:style-name="Internet_20_link" text:visited-style-name="Visited_20_Internet_20_Link">rate limits documentation</text:a>. </text:p>
        </text:list-item>
        <text:list-item>
          <text:p text:style-name="P9"><text:span text:style-name="Source_20_Text">-d</text:span>: This allows you to specify domain names you would like to apply to your request. In this case, we’ve included and <text:span text:style-name="Source_20_Text">www.</text:span>. Be sure to replace these with your own domain. </text:p>
        </text:list-item>
      </text:list>
      <text:p text:style-name="Text_20_body">Below the <text:span text:style-name="Source_20_Text">certbot</text:span> service definition, add your network and volume definitions:</text:p>
      <text:p text:style-name="Text_20_body">~/wordpress/docker-compose.yml</text:p>
      <text:p text:style-name="Preformatted_20_Text"><text:span text:style-name="Source_20_Text">...</text:span></text:p>
      <text:p text:style-name="Preformatted_20_Text"><text:span text:style-name="Source_20_Text">volumes:</text:span></text:p>
      <text:p text:style-name="Preformatted_20_Text"><text:span text:style-name="Source_20_Text"><text:s text:c="2"/>certbot-etc:</text:span></text:p>
      <text:p text:style-name="Preformatted_20_Text"><text:span text:style-name="Source_20_Text"><text:s text:c="2"/>wordpress:</text:span></text:p>
      <text:p text:style-name="Preformatted_20_Text"><text:span text:style-name="Source_20_Text"><text:s text:c="2"/>dbdata:</text:span></text:p>
      <text:p text:style-name="Preformatted_20_Text"/>
      <text:p text:style-name="Preformatted_20_Text"><text:span text:style-name="Source_20_Text">networks:</text:span></text:p>
      <text:p text:style-name="Preformatted_20_Text"><text:span text:style-name="Source_20_Text"><text:s text:c="2"/>app-network:</text:span></text:p>
      <text:p text:style-name="P1"><text:span text:style-name="Source_20_Text"><text:s text:c="4"/>driver: bridge <text:s/></text:span></text:p>
      <text:p text:style-name="Text_20_body">Our top-level <text:span text:style-name="Source_20_Text">volumes</text:span> key defines the volumes <text:span text:style-name="Source_20_Text">certbot-etc</text:span>, <text:span text:style-name="Source_20_Text">wordpress</text:span>, and <text:span text:style-name="Source_20_Text">dbdata</text:span>. When Docker creates volumes, the contents of the volume are stored in a directory on the host filesystem, <text:span text:style-name="Source_20_Text">/var/lib/docker/volumes/</text:span>, that’s managed by Docker. The contents of each volume then get mounted from this directory to any container that uses the volume. In this way, it’s possible to share code and data between containers.</text:p>
      <text:p text:style-name="Text_20_body">The user-defined bridge network <text:span text:style-name="Source_20_Text">app-network</text:span> enables communication between our containers since they are on the same Docker daemon host. This streamlines traffic and communication within the application, as it opens all ports between containers on the same bridge network without exposing any ports to the outside world. Thus, our <text:span text:style-name="Source_20_Text">db</text:span>, <text:span text:style-name="Source_20_Text">wordpress</text:span>, and <text:span text:style-name="Source_20_Text">webserver</text:span> containers can communicate with each other, and we only need to expose port <text:span text:style-name="Source_20_Text">80</text:span> for front-end access to the application.</text:p>
      <text:p text:style-name="Text_20_body">The finished <text:span text:style-name="Source_20_Text">docker-compose.yml</text:span> file will look like this:</text:p>
      <text:p text:style-name="Text_20_body">~/wordpress/docker-compose.yml</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text:span></text:p>
      <text:p text:style-name="Preformatted_20_Text"><text:span text:style-name="Source_20_Text"><text:s text:c="4"/>container_name: db</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MYSQL_DATABASE=wordpress</text:span></text:p>
      <text:p text:style-name="Preformatted_20_Text"><text:span text:style-name="Source_20_Text"><text:s text:c="4"/>volumes: </text:span></text:p>
      <text:p text:style-name="Preformatted_20_Text"><text:span text:style-name="Source_20_Text"><text:s text:c="6"/>- dbdata:/var/lib/mysql</text:span></text:p>
      <text:p text:style-name="Preformatted_20_Text"><text:span text:style-name="Source_20_Text"><text:s text:c="4"/>command: '--default-authentication-plugin=mysql_native_password'</text:span></text:p>
      <text:p text:style-name="Preformatted_20_Text"><text:soft-page-break/><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wordpress:</text:span></text:p>
      <text:p text:style-name="Preformatted_20_Text"><text:span text:style-name="Source_20_Text"><text:s text:c="4"/>depends_on: </text:span></text:p>
      <text:p text:style-name="Preformatted_20_Text"><text:span text:style-name="Source_20_Text"><text:s text:c="6"/>- db</text:span></text:p>
      <text:p text:style-name="Preformatted_20_Text"><text:span text:style-name="Source_20_Text"><text:s text:c="4"/>image: wordpress:5.1.1-fpm-alpine</text:span></text:p>
      <text:p text:style-name="Preformatted_20_Text"><text:span text:style-name="Source_20_Text"><text:s text:c="4"/>container_name: wordpress</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WORDPRESS_DB_HOST=db:3306</text:span></text:p>
      <text:p text:style-name="Preformatted_20_Text"><text:span text:style-name="Source_20_Text"><text:s text:c="6"/>- WORDPRESS_DB_USER=$MYSQL_USER</text:span></text:p>
      <text:p text:style-name="Preformatted_20_Text"><text:span text:style-name="Source_20_Text"><text:s text:c="6"/>- WORDPRESS_DB_PASSWORD=$MYSQL_PASSWORD</text:span></text:p>
      <text:p text:style-name="Preformatted_20_Text"><text:span text:style-name="Source_20_Text"><text:s text:c="6"/>- WORDPRESS_DB_NAME=wordpress</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webserver:</text:span></text:p>
      <text:p text:style-name="Preformatted_20_Text"><text:span text:style-name="Source_20_Text"><text:s text:c="4"/>depends_on:</text:span></text:p>
      <text:p text:style-name="Preformatted_20_Text"><text:span text:style-name="Source_20_Text"><text:s text:c="6"/>- wordpress</text:span></text:p>
      <text:p text:style-name="Preformatted_20_Text"><text:span text:style-name="Source_20_Text"><text:s text:c="4"/>image: nginx:1.15.12-alpine</text:span></text:p>
      <text:p text:style-name="Preformatted_20_Text"><text:span text:style-name="Source_20_Text"><text:s text:c="4"/>container_name: webserver</text:span></text:p>
      <text:p text:style-name="Preformatted_20_Text"><text:span text:style-name="Source_20_Text"><text:s text:c="4"/>restart: unless-stopped</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6"/>- ./nginx-conf:/etc/nginx/conf.d</text:span></text:p>
      <text:p text:style-name="Preformatted_20_Text"><text:span text:style-name="Source_20_Text"><text:s text:c="6"/>- certbot-etc:/etc/letsencrypt</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certbot:</text:span></text:p>
      <text:p text:style-name="Preformatted_20_Text"><text:span text:style-name="Source_20_Text"><text:s text:c="4"/>depends_on:</text:span></text:p>
      <text:p text:style-name="Preformatted_20_Text"><text:span text:style-name="Source_20_Text"><text:s text:c="6"/>- webserver</text:span></text:p>
      <text:p text:style-name="Preformatted_20_Text"><text:span text:style-name="Source_20_Text"><text:s text:c="4"/>image: certbot/certbot</text:span></text:p>
      <text:p text:style-name="Preformatted_20_Text"><text:span text:style-name="Source_20_Text"><text:s text:c="4"/>container_name: certbot</text:span></text:p>
      <text:p text:style-name="Preformatted_20_Text"><text:span text:style-name="Source_20_Text"><text:s text:c="4"/>volumes:</text:span></text:p>
      <text:p text:style-name="Preformatted_20_Text"><text:span text:style-name="Source_20_Text"><text:s text:c="6"/>- certbot-etc:/etc/letsencrypt</text:span></text:p>
      <text:p text:style-name="Preformatted_20_Text"><text:span text:style-name="Source_20_Text"><text:s text:c="6"/>- wordpress:/var/www/html</text:span></text:p>
      <text:p text:style-name="Preformatted_20_Text"><text:span text:style-name="Source_20_Text"><text:s text:c="4"/>command: certonly --webroot --webroot-path=/var/www/html --email sammy@example.com --agree-tos --no-eff-email --staging -d example.com -d www.example.com</text:span></text:p>
      <text:p text:style-name="Preformatted_20_Text"/>
      <text:p text:style-name="Preformatted_20_Text"><text:span text:style-name="Source_20_Text">volumes:</text:span></text:p>
      <text:p text:style-name="Preformatted_20_Text"><text:span text:style-name="Source_20_Text"><text:s text:c="2"/>certbot-etc:</text:span></text:p>
      <text:p text:style-name="Preformatted_20_Text"><text:span text:style-name="Source_20_Text"><text:s text:c="2"/>wordpress:</text:span></text:p>
      <text:p text:style-name="Preformatted_20_Text"><text:span text:style-name="Source_20_Text"><text:s text:c="2"/>dbdata:</text:span></text:p>
      <text:p text:style-name="Preformatted_20_Text"/>
      <text:p text:style-name="Preformatted_20_Text"><text:span text:style-name="Source_20_Text">networks:</text:span></text:p>
      <text:p text:style-name="Preformatted_20_Text"><text:span text:style-name="Source_20_Text"><text:s text:c="2"/>app-network:</text:span></text:p>
      <text:p text:style-name="P1"><text:span text:style-name="Source_20_Text"><text:s text:c="4"/>driver: bridge <text:s/></text:span></text:p>
      <text:p text:style-name="Text_20_body">Save and close the file when you are finished editing.</text:p>
      <text:p text:style-name="Text_20_body">With your service definitions in place, you are ready to start the containers and test your certificate requests.</text:p>
      <text:h text:style-name="Heading_20_2" text:outline-level="2"><text:bookmark text:name="step-4-obtaining-ssl-certificates-and-credentials"/><text:soft-page-break/>Step 4 — Obtaining SSL Certificates and Credentials</text:h>
      <text:p text:style-name="Text_20_body">We can start our containers with the <text:a xlink:type="simple" xlink:href="https://docs.docker.com/compose/reference/up/" text:style-name="Internet_20_link" text:visited-style-name="Visited_20_Internet_20_Link"><text:span text:style-name="Source_20_Text">docker-compose up</text:span></text:a> command, which will create and run our containers in the order we have specified. If our domain requests are successful, we will see the correct exit status in our output and the right certificates mounted in the <text:span text:style-name="Source_20_Text">/etc/letsencrypt/live</text:span> folder on the <text:span text:style-name="Source_20_Text">webserver</text:span> container.</text:p>
      <text:p text:style-name="Text_20_body">Create the containers with <text:a xlink:type="simple" xlink:href="https://docs.docker.com/compose/reference/up/" text:style-name="Internet_20_link" text:visited-style-name="Visited_20_Internet_20_Link"><text:span text:style-name="Source_20_Text">docker-compose up</text:span></text:a> and the <text:span text:style-name="Source_20_Text">-d</text:span> flag, which will run the <text:span text:style-name="Source_20_Text">db</text:span>, <text:span text:style-name="Source_20_Text">wordpress</text:span>, and <text:span text:style-name="Source_20_Text">webserver</text:span> containers in the background:</text:p>
      <text:p text:style-name="Preformatted_20_Text"><text:span text:style-name="Source_20_Text">docker-compose up -d</text:span></text:p>
      <text:p text:style-name="P1"/>
      <text:p text:style-name="Text_20_body">You will see output confirming that your services have been created:</text:p>
      <text:p text:style-name="Preformatted_20_Text"><text:span text:style-name="Source_20_Text">Output</text:span></text:p>
      <text:p text:style-name="Preformatted_20_Text"><text:span text:style-name="Source_20_Text">Creating db ... done</text:span></text:p>
      <text:p text:style-name="Preformatted_20_Text"><text:span text:style-name="Source_20_Text">Creating wordpress ... done</text:span></text:p>
      <text:p text:style-name="Preformatted_20_Text"><text:span text:style-name="Source_20_Text">Creating webserver ... done</text:span></text:p>
      <text:p text:style-name="P1"><text:span text:style-name="Source_20_Text">Creating certbot <text:s text:c="2"/>... done</text:span></text:p>
      <text:p text:style-name="Text_20_body">Using <text:a xlink:type="simple" xlink:href="https://docs.docker.com/compose/reference/ps/" text:style-name="Internet_20_link" text:visited-style-name="Visited_20_Internet_20_Link"><text:span text:style-name="Source_20_Text">docker-compose ps</text:span></text:a>, check the status of your services:</text:p>
      <text:p text:style-name="Preformatted_20_Text"><text:span text:style-name="Source_20_Text">docker-compose ps</text:span></text:p>
      <text:p text:style-name="P1"/>
      <text:p text:style-name="Text_20_body">If everything was successful, your <text:span text:style-name="Source_20_Text">db</text:span>, <text:span text:style-name="Source_20_Text">wordpress</text:span>, and <text:span text:style-name="Source_20_Text">webserver</text:span> services will be <text:span text:style-name="Source_20_Text">Up</text:span> and the <text:span text:style-name="Source_20_Text">certbot</text:span> container will have exited with a <text:span text:style-name="Source_20_Text">0</text:span> status message:</text:p>
      <text:p text:style-name="Preformatted_20_Text"><text:span text:style-name="Source_20_Text">Output</text:span></text:p>
      <text:p text:style-name="Preformatted_20_Text"><text:span text:style-name="Source_20_Text"><text:s text:c="2"/>Name <text:s text:c="16"/>Command <text:s text:c="14"/>State <text:s text:c="10"/>Ports <text:s text:c="6"/></text:span></text:p>
      <text:p text:style-name="Preformatted_20_Text"><text:span text:style-name="Source_20_Text">-------------------------------------------------------------------------</text:span></text:p>
      <text:p text:style-name="Preformatted_20_Text"><text:span text:style-name="Source_20_Text">certbot <text:s text:c="4"/>certbot certonly --webroot ... <text:s text:c="2"/>Exit 0 <text:s text:c="21"/></text:span></text:p>
      <text:p text:style-name="Preformatted_20_Text"><text:span text:style-name="Source_20_Text">db <text:s text:c="9"/>docker-entrypoint.sh --def ... <text:s text:c="2"/>Up <text:s text:c="6"/>3306/tcp, 33060/tcp</text:span></text:p>
      <text:p text:style-name="Preformatted_20_Text"><text:span text:style-name="Source_20_Text">webserver <text:s text:c="2"/>nginx -g daemon off; <text:s text:c="12"/>Up <text:s text:c="6"/>0.0.0.0:80-&gt;80/tcp </text:span></text:p>
      <text:p text:style-name="P1"><text:span text:style-name="Source_20_Text">wordpress <text:s text:c="2"/>docker-entrypoint.sh php-fpm <text:s text:c="4"/>Up <text:s text:c="6"/>9000/tcp <text:s text:c="10"/></text:span></text:p>
      <text:p text:style-name="Text_20_body">If you see anything other than <text:span text:style-name="Source_20_Text">Up</text:span> in the <text:span text:style-name="Source_20_Text">State</text:span> column for the <text:span text:style-name="Source_20_Text">db</text:span>, <text:span text:style-name="Source_20_Text">wordpress</text:span>, or <text:span text:style-name="Source_20_Text">webserver</text:span> services, or an exit status other than <text:span text:style-name="Source_20_Text">0</text:span> for the <text:span text:style-name="Source_20_Text">certbot</text:span> container, be sure to check the service logs with the <text:a xlink:type="simple" xlink:href="https://docs.docker.com/compose/reference/logs/" text:style-name="Internet_20_link" text:visited-style-name="Visited_20_Internet_20_Link"><text:span text:style-name="Source_20_Text">docker-compose logs</text:span></text:a> command:</text:p>
      <text:p text:style-name="Preformatted_20_Text"><text:span text:style-name="Source_20_Text">docker-compose logs service_name</text:span></text:p>
      <text:p text:style-name="P1"/>
      <text:p text:style-name="Text_20_body">You can now check that your certificates have been mounted to the <text:span text:style-name="Source_20_Text">webserver</text:span> container with <text:a xlink:type="simple" xlink:href="https://docs.docker.com/compose/reference/exec/" text:style-name="Internet_20_link" text:visited-style-name="Visited_20_Internet_20_Link"><text:span text:style-name="Source_20_Text">docker-compose exec</text:span></text:a>:</text:p>
      <text:p text:style-name="Preformatted_20_Text"><text:span text:style-name="Source_20_Text">docker-compose exec webserver ls -la /etc/letsencrypt/live</text:span></text:p>
      <text:p text:style-name="P1"/>
      <text:p text:style-name="Text_20_body">If your certificate requests were successful, you will see output like this:</text:p>
      <text:p text:style-name="Preformatted_20_Text"><text:span text:style-name="Source_20_Text">Output</text:span></text:p>
      <text:p text:style-name="Preformatted_20_Text"><text:span text:style-name="Source_20_Text">total 16</text:span></text:p>
      <text:p text:style-name="Preformatted_20_Text"><text:span text:style-name="Source_20_Text">drwx------ <text:s text:c="3"/>3 root <text:s text:c="4"/>root <text:s text:c="9"/>4096 May 10 15:45 .</text:span></text:p>
      <text:p text:style-name="Preformatted_20_Text"><text:span text:style-name="Source_20_Text">drwxr-xr-x <text:s text:c="3"/>9 root <text:s text:c="4"/>root <text:s text:c="9"/>4096 May 10 15:45 ..</text:span></text:p>
      <text:p text:style-name="Preformatted_20_Text"><text:span text:style-name="Source_20_Text">-rw-r--r-- <text:s text:c="3"/>1 root <text:s text:c="4"/>root <text:s text:c="10"/>740 May 10 15:45 README</text:span></text:p>
      <text:p text:style-name="P1"><text:soft-page-break/><text:span text:style-name="Source_20_Text">drwxr-xr-x <text:s text:c="3"/>2 root <text:s text:c="4"/>root <text:s text:c="9"/>4096 May 10 15:45 example.com</text:span></text:p>
      <text:p text:style-name="Text_20_body">Now that you know your request will be successful, you can edit the <text:span text:style-name="Source_20_Text">certbot</text:span> service definition to remove the <text:span text:style-name="Source_20_Text">--staging</text:span> flag.</text:p>
      <text:p text:style-name="Text_20_body">Open <text:span text:style-name="Source_20_Text">docker-compose.yml</text:span>:</text:p>
      <text:p text:style-name="Preformatted_20_Text"><text:span text:style-name="Source_20_Text">nano docker-compose.yml</text:span></text:p>
      <text:p text:style-name="P1"/>
      <text:p text:style-name="Text_20_body">Find the section of the file with the <text:span text:style-name="Source_20_Text">certbot</text:span> service definition, and replace the <text:span text:style-name="Source_20_Text">--staging</text:span> flag in the <text:span text:style-name="Source_20_Text">command</text:span> option with the <text:span text:style-name="Source_20_Text">--force-renewal</text:span> flag, which will tell Certbot that you want to request a new certificate with the same domains as an existing certificate. The <text:span text:style-name="Source_20_Text">certbot</text:span> service definition will now look like this:</text:p>
      <text:p text:style-name="Text_20_body">~/wordpress/docker-compose.yml</text:p>
      <text:p text:style-name="Preformatted_20_Text"><text:span text:style-name="Source_20_Text">...</text:span></text:p>
      <text:p text:style-name="Preformatted_20_Text"><text:span text:style-name="Source_20_Text"><text:s text:c="2"/>certbot:</text:span></text:p>
      <text:p text:style-name="Preformatted_20_Text"><text:span text:style-name="Source_20_Text"><text:s text:c="4"/>depends_on:</text:span></text:p>
      <text:p text:style-name="Preformatted_20_Text"><text:span text:style-name="Source_20_Text"><text:s text:c="6"/>- webserver</text:span></text:p>
      <text:p text:style-name="Preformatted_20_Text"><text:span text:style-name="Source_20_Text"><text:s text:c="4"/>image: certbot/certbot</text:span></text:p>
      <text:p text:style-name="Preformatted_20_Text"><text:span text:style-name="Source_20_Text"><text:s text:c="4"/>container_name: certbot</text:span></text:p>
      <text:p text:style-name="Preformatted_20_Text"><text:span text:style-name="Source_20_Text"><text:s text:c="4"/>volumes:</text:span></text:p>
      <text:p text:style-name="Preformatted_20_Text"><text:span text:style-name="Source_20_Text"><text:s text:c="6"/>- certbot-etc:/etc/letsencrypt</text:span></text:p>
      <text:p text:style-name="Preformatted_20_Text"><text:span text:style-name="Source_20_Text"><text:s text:c="6"/>- certbot-var:/var/lib/letsencrypt</text:span></text:p>
      <text:p text:style-name="Preformatted_20_Text"><text:span text:style-name="Source_20_Text"><text:s text:c="6"/>- wordpress:/var/www/html</text:span></text:p>
      <text:p text:style-name="Preformatted_20_Text"><text:span text:style-name="Source_20_Text"><text:s text:c="4"/>command: certonly --webroot --webroot-path=/var/www/html --email sammy@example.com --agree-tos --no-eff-email --force-renewal -d example.com -d www.example.com</text:span></text:p>
      <text:p text:style-name="P1"><text:span text:style-name="Source_20_Text">...</text:span></text:p>
      <text:p text:style-name="Text_20_body">You can now run <text:span text:style-name="Source_20_Text">docker-compose up</text:span> to recreate the <text:span text:style-name="Source_20_Text">certbot</text:span> container. We will also include the <text:span text:style-name="Source_20_Text">--no-deps</text:span> option to tell Compose that it can skip starting the <text:span text:style-name="Source_20_Text">webserver</text:span> service, since it is already running:</text:p>
      <text:p text:style-name="Preformatted_20_Text"><text:span text:style-name="Source_20_Text">docker-compose up --force-recreate --no-deps certbot</text:span></text:p>
      <text:p text:style-name="P1"/>
      <text:p text:style-name="Text_20_body">You will see output indicating that your certificate request was successful:</text:p>
      <text:p text:style-name="Preformatted_20_Text"><text:span text:style-name="Source_20_Text">Output</text:span></text:p>
      <text:p text:style-name="Preformatted_20_Text"><text:span text:style-name="Source_20_Text">Recreating certbot ... done</text:span></text:p>
      <text:p text:style-name="Preformatted_20_Text"><text:span text:style-name="Source_20_Text">Attaching to certbot</text:span></text:p>
      <text:p text:style-name="Preformatted_20_Text"><text:span text:style-name="Source_20_Text">certbot <text:s text:c="5"/>| Saving debug log to /var/log/letsencrypt/letsencrypt.log</text:span></text:p>
      <text:p text:style-name="Preformatted_20_Text"><text:span text:style-name="Source_20_Text">certbot <text:s text:c="5"/>| Plugins selected: Authenticator webroot, Installer None</text:span></text:p>
      <text:p text:style-name="Preformatted_20_Text"><text:span text:style-name="Source_20_Text">certbot <text:s text:c="5"/>| Renewing an existing certificate</text:span></text:p>
      <text:p text:style-name="Preformatted_20_Text"><text:span text:style-name="Source_20_Text">certbot <text:s text:c="5"/>| Performing the following challenges:</text:span></text:p>
      <text:p text:style-name="Preformatted_20_Text"><text:span text:style-name="Source_20_Text">certbot <text:s text:c="5"/>| http-01 challenge for example.com</text:span></text:p>
      <text:p text:style-name="Preformatted_20_Text"><text:span text:style-name="Source_20_Text">certbot <text:s text:c="5"/>| http-01 challenge for www.example.com</text:span></text:p>
      <text:p text:style-name="Preformatted_20_Text"><text:span text:style-name="Source_20_Text">certbot <text:s text:c="5"/>| Using the webroot path /var/www/html for all unmatched domains.</text:span></text:p>
      <text:p text:style-name="Preformatted_20_Text"><text:span text:style-name="Source_20_Text">certbot <text:s text:c="5"/>| Waiting for verification...</text:span></text:p>
      <text:p text:style-name="Preformatted_20_Text"><text:span text:style-name="Source_20_Text">certbot <text:s text:c="5"/>| Cleaning up challenges</text:span></text:p>
      <text:p text:style-name="Preformatted_20_Text"><text:span text:style-name="Source_20_Text">certbot <text:s text:c="5"/>| IMPORTANT NOTES:</text:span></text:p>
      <text:p text:style-name="Preformatted_20_Text"><text:span text:style-name="Source_20_Text">certbot <text:s text:c="5"/>| <text:s/>- Congratulations! Your certificate and chain have been saved at:</text:span></text:p>
      <text:p text:style-name="Preformatted_20_Text"><text:span text:style-name="Source_20_Text">certbot <text:s text:c="5"/>| <text:s text:c="3"/>/etc/letsencrypt/live/example.com/fullchain.pem</text:span></text:p>
      <text:p text:style-name="Preformatted_20_Text"><text:span text:style-name="Source_20_Text">certbot <text:s text:c="5"/>| <text:s text:c="3"/>Your key file has been saved at:</text:span></text:p>
      <text:p text:style-name="Preformatted_20_Text"><text:span text:style-name="Source_20_Text">certbot <text:s text:c="5"/>| <text:s text:c="3"/>/etc/letsencrypt/live/example.com/privkey.pem</text:span></text:p>
      <text:p text:style-name="Preformatted_20_Text"><text:soft-page-break/><text:span text:style-name="Source_20_Text">certbot <text:s text:c="5"/>| <text:s text:c="3"/>Your cert will expire on 2019-08-08. To obtain a new or tweaked</text:span></text:p>
      <text:p text:style-name="Preformatted_20_Text"><text:span text:style-name="Source_20_Text">certbot <text:s text:c="5"/>| <text:s text:c="3"/>version of this certificate in the future, simply run certbot</text:span></text:p>
      <text:p text:style-name="Preformatted_20_Text"><text:span text:style-name="Source_20_Text">certbot <text:s text:c="5"/>| <text:s text:c="3"/>again. To non-interactively renew *all* of your certificates, run</text:span></text:p>
      <text:p text:style-name="Preformatted_20_Text"><text:span text:style-name="Source_20_Text">certbot <text:s text:c="5"/>| <text:s text:c="3"/>"certbot renew"</text:span></text:p>
      <text:p text:style-name="Preformatted_20_Text"><text:span text:style-name="Source_20_Text">certbot <text:s text:c="5"/>| <text:s/>- Your account credentials have been saved in your Certbot</text:span></text:p>
      <text:p text:style-name="Preformatted_20_Text"><text:span text:style-name="Source_20_Text">certbot <text:s text:c="5"/>| <text:s text:c="3"/>configuration directory at /etc/letsencrypt. You should make a</text:span></text:p>
      <text:p text:style-name="Preformatted_20_Text"><text:span text:style-name="Source_20_Text">certbot <text:s text:c="5"/>| <text:s text:c="3"/>secure backup of this folder now. This configuration directory will</text:span></text:p>
      <text:p text:style-name="Preformatted_20_Text"><text:span text:style-name="Source_20_Text">certbot <text:s text:c="5"/>| <text:s text:c="3"/>also contain certificates and private keys obtained by Certbot so</text:span></text:p>
      <text:p text:style-name="Preformatted_20_Text"><text:span text:style-name="Source_20_Text">certbot <text:s text:c="5"/>| <text:s text:c="3"/>making regular backups of this folder is ideal.</text:span></text:p>
      <text:p text:style-name="Preformatted_20_Text"><text:span text:style-name="Source_20_Text">certbot <text:s text:c="5"/>| <text:s/>- If you like Certbot, please consider supporting our work by:</text:span></text:p>
      <text:p text:style-name="Preformatted_20_Text"><text:span text:style-name="Source_20_Text">certbot <text:s text:c="5"/>| </text:span></text:p>
      <text:p text:style-name="Preformatted_20_Text"><text:span text:style-name="Source_20_Text">certbot <text:s text:c="5"/>| <text:s text:c="3"/>Donating to ISRG / Let's Encrypt: <text:s text:c="2"/>https://letsencrypt.org/donate</text:span></text:p>
      <text:p text:style-name="Preformatted_20_Text"><text:span text:style-name="Source_20_Text">certbot <text:s text:c="5"/>| <text:s text:c="3"/>Donating to EFF: <text:s text:c="19"/>https://eff.org/donate-le</text:span></text:p>
      <text:p text:style-name="Preformatted_20_Text"><text:span text:style-name="Source_20_Text">certbot <text:s text:c="5"/>| </text:span></text:p>
      <text:p text:style-name="P1"><text:span text:style-name="Source_20_Text">certbot exited with code 0</text:span></text:p>
      <text:p text:style-name="Text_20_body">With your certificates in place, you can move on to modifying your Nginx configuration to include SSL.</text:p>
      <text:h text:style-name="Heading_20_2" text:outline-level="2"><text:bookmark text:name="step-5-modifying-the-web-server-configuration-and-service-definition"/>Step 5 — Modifying the Web Server Configuration and Service Definition</text:h>
      <text:p text:style-name="Text_20_body">Enabling SSL in our Nginx configuration will involve adding an HTTP redirect to HTTPS, specifying our SSL certificate and key locations, and adding security parameters and headers.</text:p>
      <text:p text:style-name="Text_20_body">Since you are going to recreate the <text:span text:style-name="Source_20_Text">webserver</text:span> service to include these additions, you can stop it now:</text:p>
      <text:p text:style-name="Preformatted_20_Text"><text:span text:style-name="Source_20_Text">docker-compose stop webserver</text:span></text:p>
      <text:p text:style-name="P1"/>
      <text:p text:style-name="Text_20_body">Before we modify the configuration file itself, let’s first get the <text:a xlink:type="simple" xlink:href="https://github.com/certbot/certbot/blob/master/certbot-nginx/certbot_nginx/tls_configs/options-ssl-nginx.conf" text:style-name="Internet_20_link" text:visited-style-name="Visited_20_Internet_20_Link">recommended Nginx security parameters</text:a> from Certbot using <text:span text:style-name="Source_20_Text">curl</text:span>:</text:p>
      <text:p text:style-name="Preformatted_20_Text"><text:span text:style-name="Source_20_Text">curl -sSLo nginx-conf/options-ssl-nginx.conf https://raw.githubusercontent.com/certbot/certbot/master/certbot-nginx/certbot_nginx/_internal/tls_configs/options-ssl-nginx.conf</text:span></text:p>
      <text:p text:style-name="P1"/>
      <text:p text:style-name="Text_20_body">This command will save these parameters in a file called <text:span text:style-name="Source_20_Text">options-ssl-nginx.conf</text:span>, located in the <text:span text:style-name="Source_20_Text">nginx-conf</text:span> directory.</text:p>
      <text:p text:style-name="Text_20_body">Next, remove the Nginx configuration file you created earlier:</text:p>
      <text:p text:style-name="Preformatted_20_Text"><text:span text:style-name="Source_20_Text">rm nginx-conf/nginx.conf</text:span></text:p>
      <text:p text:style-name="P1"/>
      <text:p text:style-name="Text_20_body">Open another version of the file:</text:p>
      <text:p text:style-name="Preformatted_20_Text"><text:span text:style-name="Source_20_Text">nano nginx-conf/nginx.conf</text:span></text:p>
      <text:p text:style-name="P1"/>
      <text:p text:style-name="Text_20_body"><text:soft-page-break/>Add the following code to the file to redirect HTTP to HTTPS and to add SSL credentials, protocols, and security headers. Remember to replace with your own domain:</text:p>
      <text:p text:style-name="Text_20_body">~/wordpress/nginx-conf/nginx.conf</text:p>
      <text:p text:style-name="Preformatted_20_Text"><text:span text:style-name="Source_20_Text">server {</text:span></text:p>
      <text:p text:style-name="Preformatted_20_Text"><text:span text:style-name="Source_20_Text"><text:s text:c="8"/>listen 80;</text:span></text:p>
      <text:p text:style-name="Preformatted_20_Text"><text:span text:style-name="Source_20_Text"><text:s text:c="8"/>listen [::]:80;</text:span></text:p>
      <text:p text:style-name="Preformatted_20_Text"/>
      <text:p text:style-name="Preformatted_20_Text"><text:span text:style-name="Source_20_Text"><text:s text:c="8"/>server_name example.com www.example.com;</text:span></text:p>
      <text:p text:style-name="Preformatted_20_Text"/>
      <text:p text:style-name="Preformatted_20_Text"><text:span text:style-name="Source_20_Text"><text:s text:c="8"/>location ~ /.well-known/acme-challenge {</text:span></text:p>
      <text:p text:style-name="Preformatted_20_Text"><text:span text:style-name="Source_20_Text"><text:s text:c="16"/>allow all;</text:span></text:p>
      <text:p text:style-name="Preformatted_20_Text"><text:span text:style-name="Source_20_Text"><text:s text:c="16"/>root /var/www/html;</text:span></text:p>
      <text:p text:style-name="Preformatted_20_Text"><text:span text:style-name="Source_20_Text"><text:s text:c="8"/>}</text:span></text:p>
      <text:p text:style-name="Preformatted_20_Text"/>
      <text:p text:style-name="Preformatted_20_Text"><text:span text:style-name="Source_20_Text"><text:s text:c="8"/>location / {</text:span></text:p>
      <text:p text:style-name="Preformatted_20_Text"><text:span text:style-name="Source_20_Text"><text:s text:c="16"/>rewrite ^ https://$host$request_uri? permanent;</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server {</text:span></text:p>
      <text:p text:style-name="Preformatted_20_Text"><text:span text:style-name="Source_20_Text"><text:s text:c="8"/>listen 443 ssl http2;</text:span></text:p>
      <text:p text:style-name="Preformatted_20_Text"><text:span text:style-name="Source_20_Text"><text:s text:c="8"/>listen [::]:443 ssl http2;</text:span></text:p>
      <text:p text:style-name="Preformatted_20_Text"><text:span text:style-name="Source_20_Text"><text:s text:c="8"/>server_name example.com www.example.com;</text:span></text:p>
      <text:p text:style-name="Preformatted_20_Text"/>
      <text:p text:style-name="Preformatted_20_Text"><text:span text:style-name="Source_20_Text"><text:s text:c="8"/>index index.php index.html index.htm;</text:span></text:p>
      <text:p text:style-name="Preformatted_20_Text"/>
      <text:p text:style-name="Preformatted_20_Text"><text:span text:style-name="Source_20_Text"><text:s text:c="8"/>root /var/www/html;</text:span></text:p>
      <text:p text:style-name="Preformatted_20_Text"/>
      <text:p text:style-name="Preformatted_20_Text"><text:span text:style-name="Source_20_Text"><text:s text:c="8"/>server_tokens off;</text:span></text:p>
      <text:p text:style-name="Preformatted_20_Text"/>
      <text:p text:style-name="Preformatted_20_Text"><text:span text:style-name="Source_20_Text"><text:s text:c="8"/>ssl_certificate /etc/letsencrypt/live/example.com/fullchain.pem;</text:span></text:p>
      <text:p text:style-name="Preformatted_20_Text"><text:span text:style-name="Source_20_Text"><text:s text:c="8"/>ssl_certificate_key /etc/letsencrypt/live/example.com/privkey.pem;</text:span></text:p>
      <text:p text:style-name="Preformatted_20_Text"/>
      <text:p text:style-name="Preformatted_20_Text"><text:span text:style-name="Source_20_Text"><text:s text:c="8"/>include /etc/nginx/conf.d/options-ssl-nginx.conf;</text:span></text:p>
      <text:p text:style-name="Preformatted_20_Text"/>
      <text:p text:style-name="Preformatted_20_Text"><text:span text:style-name="Source_20_Text"><text:s text:c="8"/>add_header X-Frame-Options "SAMEORIGIN" always;</text:span></text:p>
      <text:p text:style-name="Preformatted_20_Text"><text:span text:style-name="Source_20_Text"><text:s text:c="8"/>add_header X-XSS-Protection "1; mode=block" always;</text:span></text:p>
      <text:p text:style-name="Preformatted_20_Text"><text:span text:style-name="Source_20_Text"><text:s text:c="8"/>add_header X-Content-Type-Options "nosniff" always;</text:span></text:p>
      <text:p text:style-name="Preformatted_20_Text"><text:span text:style-name="Source_20_Text"><text:s text:c="8"/>add_header Referrer-Policy "no-referrer-when-downgrade" always;</text:span></text:p>
      <text:p text:style-name="Preformatted_20_Text"><text:span text:style-name="Source_20_Text"><text:s text:c="8"/>add_header Content-Security-Policy "default-src * data: 'unsafe-eval' 'unsafe-inline'" always;</text:span></text:p>
      <text:p text:style-name="Preformatted_20_Text"><text:span text:style-name="Source_20_Text"><text:s text:c="8"/># add_header Strict-Transport-Security "max-age=31536000; includeSubDomains; preload" always;</text:span></text:p>
      <text:p text:style-name="Preformatted_20_Text"><text:span text:style-name="Source_20_Text"><text:s text:c="8"/># enable strict transport security only if you understand the implications</text:span></text:p>
      <text:p text:style-name="Preformatted_20_Text"/>
      <text:p text:style-name="Preformatted_20_Text"><text:span text:style-name="Source_20_Text"><text:s text:c="8"/>location / {</text:span></text:p>
      <text:p text:style-name="Preformatted_20_Text"><text:span text:style-name="Source_20_Text"><text:s text:c="16"/>try_files $uri $uri/ /index.php$is_args$args;</text:span></text:p>
      <text:p text:style-name="Preformatted_20_Text"><text:span text:style-name="Source_20_Text"><text:s text:c="8"/>}</text:span></text:p>
      <text:p text:style-name="Preformatted_20_Text"/>
      <text:p text:style-name="Preformatted_20_Text"><text:span text:style-name="Source_20_Text"><text:s text:c="8"/>location ~ \.php$ {</text:span></text:p>
      <text:p text:style-name="Preformatted_20_Text"><text:span text:style-name="Source_20_Text"><text:s text:c="16"/>try_files $uri =404;</text:span></text:p>
      <text:p text:style-name="Preformatted_20_Text"><text:span text:style-name="Source_20_Text"><text:s text:c="16"/>fastcgi_split_path_info ^(.+\.php)(/.+)$;</text:span></text:p>
      <text:p text:style-name="Preformatted_20_Text"><text:span text:style-name="Source_20_Text"><text:s text:c="16"/>fastcgi_pass wordpress:9000;</text:span></text:p>
      <text:p text:style-name="Preformatted_20_Text"><text:span text:style-name="Source_20_Text"><text:s text:c="16"/>fastcgi_index index.php;</text:span></text:p>
      <text:p text:style-name="Preformatted_20_Text"><text:span text:style-name="Source_20_Text"><text:s text:c="16"/>include fastcgi_params;</text:span></text:p>
      <text:p text:style-name="Preformatted_20_Text"><text:span text:style-name="Source_20_Text"><text:s text:c="16"/>fastcgi_param SCRIPT_FILENAME $document_root$fastcgi_script_name;</text:span></text:p>
      <text:p text:style-name="Preformatted_20_Text"><text:span text:style-name="Source_20_Text"><text:s text:c="16"/>fastcgi_param PATH_INFO $fastcgi_path_info;</text:span></text:p>
      <text:p text:style-name="Preformatted_20_Text"><text:span text:style-name="Source_20_Text"><text:s text:c="8"/>}</text:span></text:p>
      <text:p text:style-name="Preformatted_20_Text"/>
      <text:p text:style-name="Preformatted_20_Text"><text:soft-page-break/><text:span text:style-name="Source_20_Text"><text:s text:c="8"/>location ~ /\.ht {</text:span></text:p>
      <text:p text:style-name="Preformatted_20_Text"><text:span text:style-name="Source_20_Text"><text:s text:c="16"/>deny al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location = /favicon.ico { </text:span></text:p>
      <text:p text:style-name="Preformatted_20_Text"><text:span text:style-name="Source_20_Text"><text:s text:c="16"/>log_not_found off; access_log off; </text:span></text:p>
      <text:p text:style-name="Preformatted_20_Text"><text:span text:style-name="Source_20_Text"><text:s text:c="8"/>}</text:span></text:p>
      <text:p text:style-name="Preformatted_20_Text"><text:span text:style-name="Source_20_Text"><text:s text:c="8"/>location = /robots.txt { </text:span></text:p>
      <text:p text:style-name="Preformatted_20_Text"><text:span text:style-name="Source_20_Text"><text:s text:c="16"/>log_not_found off; access_log off; allow all; </text:span></text:p>
      <text:p text:style-name="Preformatted_20_Text"><text:span text:style-name="Source_20_Text"><text:s text:c="8"/>}</text:span></text:p>
      <text:p text:style-name="Preformatted_20_Text"><text:span text:style-name="Source_20_Text"><text:s text:c="8"/>location ~* \.(css|gif|ico|jpeg|jpg|js|png)$ {</text:span></text:p>
      <text:p text:style-name="Preformatted_20_Text"><text:span text:style-name="Source_20_Text"><text:s text:c="16"/>expires max;</text:span></text:p>
      <text:p text:style-name="Preformatted_20_Text"><text:span text:style-name="Source_20_Text"><text:s text:c="16"/>log_not_found off;</text:span></text:p>
      <text:p text:style-name="Preformatted_20_Text"><text:span text:style-name="Source_20_Text"><text:s text:c="8"/>}</text:span></text:p>
      <text:p text:style-name="P1"><text:span text:style-name="Source_20_Text">}</text:span></text:p>
      <text:p text:style-name="Text_20_body">The HTTP server block specifies the webroot for Certbot renewal requests to the <text:span text:style-name="Source_20_Text">.well-known/acme-challenge</text:span> directory. It also includes a <text:a xlink:type="simple" xlink:href="http://nginx.org/en/docs/http/ngx_http_rewrite_module.html#rewrite" text:style-name="Internet_20_link" text:visited-style-name="Visited_20_Internet_20_Link">rewrite directive</text:a> that directs HTTP requests to the root directory to HTTPS.</text:p>
      <text:p text:style-name="Text_20_body">The HTTPS server block enables <text:span text:style-name="Source_20_Text">ssl</text:span> and <text:span text:style-name="Source_20_Text">http2</text:span>. To read more about how HTTP/2 iterates on HTTP protocols and the benefits it can have for website performance, please see the introduction to <text:a xlink:type="simple" xlink:href="https://www.digitalocean.com/community/tutorials/how-to-set-up-nginx-with-http-2-support-on-ubuntu-18-04" text:style-name="Internet_20_link" text:visited-style-name="Visited_20_Internet_20_Link">How To Set Up Nginx with HTTP/2 Support on Ubuntu 18.04</text:a>.</text:p>
      <text:p text:style-name="Text_20_body">This block also includes our SSL certificate and key locations, along with the recommended Certbot security parameters that we saved to <text:span text:style-name="Source_20_Text">nginx-conf/options-ssl-nginx.conf</text:span>.</text:p>
      <text:p text:style-name="Text_20_body">Additionally, we’ve included some security headers that will enable us to get <text:span text:style-name="Strong_20_Emphasis">A</text:span> ratings on things like the <text:a xlink:type="simple" xlink:href="https://www.ssllabs.com/ssltest/" text:style-name="Internet_20_link" text:visited-style-name="Visited_20_Internet_20_Link">SSL Labs</text:a> and <text:a xlink:type="simple" xlink:href="https://securityheaders.com/" text:style-name="Internet_20_link" text:visited-style-name="Visited_20_Internet_20_Link">Security Headers</text:a> server test sites. These headers include <text:a xlink:type="simple" xlink:href="https://developer.mozilla.org/en-US/docs/Web/HTTP/Headers/X-Frame-Options" text:style-name="Internet_20_link" text:visited-style-name="Visited_20_Internet_20_Link"><text:span text:style-name="Source_20_Text">X-Frame-Options</text:span></text:a>, <text:a xlink:type="simple" xlink:href="https://developer.mozilla.org/en-US/docs/Web/HTTP/Headers/X-Content-Type-Options" text:style-name="Internet_20_link" text:visited-style-name="Visited_20_Internet_20_Link"><text:span text:style-name="Source_20_Text">X-Content-Type-Options</text:span></text:a>, <text:a xlink:type="simple" xlink:href="https://scotthelme.co.uk/a-new-security-header-referrer-policy/" text:style-name="Internet_20_link" text:visited-style-name="Visited_20_Internet_20_Link"><text:span text:style-name="Source_20_Text">Referrer Policy</text:span></text:a>, <text:a xlink:type="simple" xlink:href="https://developer.mozilla.org/en-US/docs/Web/HTTP/Headers/Content-Security-Policy" text:style-name="Internet_20_link" text:visited-style-name="Visited_20_Internet_20_Link"><text:span text:style-name="Source_20_Text">Content-Security-Policy</text:span></text:a>, and <text:a xlink:type="simple" xlink:href="https://developer.mozilla.org/en-US/docs/Web/HTTP/Headers/X-XSS-Protection" text:style-name="Internet_20_link" text:visited-style-name="Visited_20_Internet_20_Link"><text:span text:style-name="Source_20_Text">X-XSS-Protection</text:span></text:a>. The <text:a xlink:type="simple" xlink:href="https://en.wikipedia.org/wiki/HTTP_Strict_Transport_Security" text:style-name="Internet_20_link" text:visited-style-name="Visited_20_Internet_20_Link">HTTP </text:a><text:a xlink:type="simple" xlink:href="https://en.wikipedia.org/wiki/HTTP_Strict_Transport_Security" text:style-name="Internet_20_link" text:visited-style-name="Visited_20_Internet_20_Link"><text:span text:style-name="Source_20_Text">Strict Transport Security</text:span></text:a> (HSTS) header is commented out — enable this only if you understand the implications and have assessed its <text:a xlink:type="simple" xlink:href="https://hstspreload.org/" text:style-name="Internet_20_link" text:visited-style-name="Visited_20_Internet_20_Link">“preload” functionality</text:a>.</text:p>
      <text:p text:style-name="Text_20_body">Our <text:span text:style-name="Source_20_Text">root</text:span> and <text:span text:style-name="Source_20_Text">index</text:span> directives are also located in this block, as are the rest of the WordPress-specific location blocks discussed in <text:a xlink:type="simple" xlink:href="https://www.digitalocean.com/community/tutorials/how-to-install-wordpress-with-docker-compose#step-1-—-defining-the-web-server-configuration" text:style-name="Internet_20_link" text:visited-style-name="Visited_20_Internet_20_Link">Step 1</text:a>.</text:p>
      <text:p text:style-name="Text_20_body">Once you have finished editing, save and close the file.</text:p>
      <text:p text:style-name="Text_20_body">Before recreating the <text:span text:style-name="Source_20_Text">webserver</text:span> service, you will need to add a <text:span text:style-name="Source_20_Text">443</text:span> port mapping to your <text:span text:style-name="Source_20_Text">webserver</text:span> service definition.</text:p>
      <text:p text:style-name="Text_20_body">Open your <text:span text:style-name="Source_20_Text">docker-compose.yml</text:span> file:</text:p>
      <text:p text:style-name="Preformatted_20_Text"><text:span text:style-name="Source_20_Text">nano docker-compose.yml</text:span></text:p>
      <text:p text:style-name="P1"/>
      <text:p text:style-name="Text_20_body">In the <text:span text:style-name="Source_20_Text">webserver</text:span> service definition, add the following port mapping:</text:p>
      <text:p text:style-name="Text_20_body">~/wordpress/docker-compose.yml</text:p>
      <text:p text:style-name="Preformatted_20_Text"><text:span text:style-name="Source_20_Text">...</text:span></text:p>
      <text:p text:style-name="Preformatted_20_Text"><text:span text:style-name="Source_20_Text"><text:s text:c="2"/>webserver:</text:span></text:p>
      <text:p text:style-name="Preformatted_20_Text"><text:span text:style-name="Source_20_Text"><text:s text:c="4"/>depends_on:</text:span></text:p>
      <text:p text:style-name="Preformatted_20_Text"><text:span text:style-name="Source_20_Text"><text:s text:c="6"/>- wordpress</text:span></text:p>
      <text:p text:style-name="Preformatted_20_Text"><text:span text:style-name="Source_20_Text"><text:s text:c="4"/>image: nginx:1.15.12-alpine</text:span></text:p>
      <text:p text:style-name="Preformatted_20_Text"><text:span text:style-name="Source_20_Text"><text:s text:c="4"/>container_name: webserver</text:span></text:p>
      <text:p text:style-name="Preformatted_20_Text"><text:soft-page-break/><text:span text:style-name="Source_20_Text"><text:s text:c="4"/>restart: unless-stopped</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6"/>- "443:443"</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6"/>- ./nginx-conf:/etc/nginx/conf.d</text:span></text:p>
      <text:p text:style-name="Preformatted_20_Text"><text:span text:style-name="Source_20_Text"><text:s text:c="6"/>- certbot-etc:/etc/letsencrypt</text:span></text:p>
      <text:p text:style-name="Preformatted_20_Text"><text:span text:style-name="Source_20_Text"><text:s text:c="4"/>networks:</text:span></text:p>
      <text:p text:style-name="P1"><text:span text:style-name="Source_20_Text"><text:s text:c="6"/>- app-network</text:span></text:p>
      <text:p text:style-name="Text_20_body">The <text:span text:style-name="Source_20_Text">docker-compose.yml</text:span> file will look like this when finished:</text:p>
      <text:p text:style-name="Text_20_body">~/wordpress/docker-compose.yml</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text:span></text:p>
      <text:p text:style-name="Preformatted_20_Text"><text:span text:style-name="Source_20_Text"><text:s text:c="4"/>container_name: db</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MYSQL_DATABASE=wordpress</text:span></text:p>
      <text:p text:style-name="Preformatted_20_Text"><text:span text:style-name="Source_20_Text"><text:s text:c="4"/>volumes: </text:span></text:p>
      <text:p text:style-name="Preformatted_20_Text"><text:span text:style-name="Source_20_Text"><text:s text:c="6"/>- dbdata:/var/lib/mysql</text:span></text:p>
      <text:p text:style-name="Preformatted_20_Text"><text:span text:style-name="Source_20_Text"><text:s text:c="4"/>command: '--default-authentication-plugin=mysql_native_passwor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wordpress:</text:span></text:p>
      <text:p text:style-name="Preformatted_20_Text"><text:span text:style-name="Source_20_Text"><text:s text:c="4"/>depends_on: </text:span></text:p>
      <text:p text:style-name="Preformatted_20_Text"><text:span text:style-name="Source_20_Text"><text:s text:c="6"/>- db</text:span></text:p>
      <text:p text:style-name="Preformatted_20_Text"><text:span text:style-name="Source_20_Text"><text:s text:c="4"/>image: wordpress:5.1.1-fpm-alpine</text:span></text:p>
      <text:p text:style-name="Preformatted_20_Text"><text:span text:style-name="Source_20_Text"><text:s text:c="4"/>container_name: wordpress</text:span></text:p>
      <text:p text:style-name="Preformatted_20_Text"><text:span text:style-name="Source_20_Text"><text:s text:c="4"/>restart: unless-stopped</text:span></text:p>
      <text:p text:style-name="Preformatted_20_Text"><text:span text:style-name="Source_20_Text"><text:s text:c="4"/>env_file: .env</text:span></text:p>
      <text:p text:style-name="Preformatted_20_Text"><text:span text:style-name="Source_20_Text"><text:s text:c="4"/>environment:</text:span></text:p>
      <text:p text:style-name="Preformatted_20_Text"><text:span text:style-name="Source_20_Text"><text:s text:c="6"/>- WORDPRESS_DB_HOST=db:3306</text:span></text:p>
      <text:p text:style-name="Preformatted_20_Text"><text:span text:style-name="Source_20_Text"><text:s text:c="6"/>- WORDPRESS_DB_USER=$MYSQL_USER</text:span></text:p>
      <text:p text:style-name="Preformatted_20_Text"><text:span text:style-name="Source_20_Text"><text:s text:c="6"/>- WORDPRESS_DB_PASSWORD=$MYSQL_PASSWORD</text:span></text:p>
      <text:p text:style-name="Preformatted_20_Text"><text:span text:style-name="Source_20_Text"><text:s text:c="6"/>- WORDPRESS_DB_NAME=wordpress</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webserver:</text:span></text:p>
      <text:p text:style-name="Preformatted_20_Text"><text:span text:style-name="Source_20_Text"><text:s text:c="4"/>depends_on:</text:span></text:p>
      <text:p text:style-name="Preformatted_20_Text"><text:span text:style-name="Source_20_Text"><text:s text:c="6"/>- wordpress</text:span></text:p>
      <text:p text:style-name="Preformatted_20_Text"><text:span text:style-name="Source_20_Text"><text:s text:c="4"/>image: nginx:1.15.12-alpine</text:span></text:p>
      <text:p text:style-name="Preformatted_20_Text"><text:span text:style-name="Source_20_Text"><text:s text:c="4"/>container_name: webserver</text:span></text:p>
      <text:p text:style-name="Preformatted_20_Text"><text:span text:style-name="Source_20_Text"><text:s text:c="4"/>restart: unless-stopped</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6"/>- "443:443"</text:span></text:p>
      <text:p text:style-name="Preformatted_20_Text"><text:span text:style-name="Source_20_Text"><text:s text:c="4"/>volumes:</text:span></text:p>
      <text:p text:style-name="Preformatted_20_Text"><text:span text:style-name="Source_20_Text"><text:s text:c="6"/>- wordpress:/var/www/html</text:span></text:p>
      <text:p text:style-name="Preformatted_20_Text"><text:span text:style-name="Source_20_Text"><text:s text:c="6"/>- ./nginx-conf:/etc/nginx/conf.d</text:span></text:p>
      <text:p text:style-name="Preformatted_20_Text"><text:span text:style-name="Source_20_Text"><text:s text:c="6"/>- certbot-etc:/etc/letsencrypt</text:span></text:p>
      <text:p text:style-name="Preformatted_20_Text"><text:span text:style-name="Source_20_Text"><text:s text:c="4"/>networks:</text:span></text:p>
      <text:p text:style-name="Preformatted_20_Text"><text:span text:style-name="Source_20_Text"><text:s text:c="6"/>- app-network</text:span></text:p>
      <text:p text:style-name="Preformatted_20_Text"><text:soft-page-break/></text:p>
      <text:p text:style-name="Preformatted_20_Text"><text:span text:style-name="Source_20_Text"><text:s text:c="2"/>certbot:</text:span></text:p>
      <text:p text:style-name="Preformatted_20_Text"><text:span text:style-name="Source_20_Text"><text:s text:c="4"/>depends_on:</text:span></text:p>
      <text:p text:style-name="Preformatted_20_Text"><text:span text:style-name="Source_20_Text"><text:s text:c="6"/>- webserver</text:span></text:p>
      <text:p text:style-name="Preformatted_20_Text"><text:span text:style-name="Source_20_Text"><text:s text:c="4"/>image: certbot/certbot</text:span></text:p>
      <text:p text:style-name="Preformatted_20_Text"><text:span text:style-name="Source_20_Text"><text:s text:c="4"/>container_name: certbot</text:span></text:p>
      <text:p text:style-name="Preformatted_20_Text"><text:span text:style-name="Source_20_Text"><text:s text:c="4"/>volumes:</text:span></text:p>
      <text:p text:style-name="Preformatted_20_Text"><text:span text:style-name="Source_20_Text"><text:s text:c="6"/>- certbot-etc:/etc/letsencrypt</text:span></text:p>
      <text:p text:style-name="Preformatted_20_Text"><text:span text:style-name="Source_20_Text"><text:s text:c="6"/>- wordpress:/var/www/html</text:span></text:p>
      <text:p text:style-name="Preformatted_20_Text"><text:span text:style-name="Source_20_Text"><text:s text:c="4"/>command: certonly --webroot --webroot-path=/var/www/html --email sammy@example.com --agree-tos --no-eff-email --force-renewal -d example.com -d www.example.com</text:span></text:p>
      <text:p text:style-name="Preformatted_20_Text"/>
      <text:p text:style-name="Preformatted_20_Text"><text:span text:style-name="Source_20_Text">volumes:</text:span></text:p>
      <text:p text:style-name="Preformatted_20_Text"><text:span text:style-name="Source_20_Text"><text:s text:c="2"/>certbot-etc:</text:span></text:p>
      <text:p text:style-name="Preformatted_20_Text"><text:span text:style-name="Source_20_Text"><text:s text:c="2"/>wordpress:</text:span></text:p>
      <text:p text:style-name="Preformatted_20_Text"><text:span text:style-name="Source_20_Text"><text:s text:c="2"/>dbdata:</text:span></text:p>
      <text:p text:style-name="Preformatted_20_Text"/>
      <text:p text:style-name="Preformatted_20_Text"><text:span text:style-name="Source_20_Text">networks:</text:span></text:p>
      <text:p text:style-name="Preformatted_20_Text"><text:span text:style-name="Source_20_Text"><text:s text:c="2"/>app-network:</text:span></text:p>
      <text:p text:style-name="P1"><text:span text:style-name="Source_20_Text"><text:s text:c="4"/>driver: bridge <text:s/></text:span></text:p>
      <text:p text:style-name="Text_20_body">Save and close the file when you are finished editing.</text:p>
      <text:p text:style-name="Text_20_body">Recreate the <text:span text:style-name="Source_20_Text">webserver</text:span> service:</text:p>
      <text:p text:style-name="Preformatted_20_Text"><text:span text:style-name="Source_20_Text">docker-compose up -d --force-recreate --no-deps webserver</text:span></text:p>
      <text:p text:style-name="P1"/>
      <text:p text:style-name="Text_20_body">Check your services with <text:span text:style-name="Source_20_Text">docker-compose ps</text:span>:</text:p>
      <text:p text:style-name="Preformatted_20_Text"><text:span text:style-name="Source_20_Text">docker-compose ps</text:span></text:p>
      <text:p text:style-name="P1"/>
      <text:p text:style-name="Text_20_body">You should see output indicating that your <text:span text:style-name="Source_20_Text">db</text:span>, <text:span text:style-name="Source_20_Text">wordpress</text:span>, and <text:span text:style-name="Source_20_Text">webserver</text:span> services are running:</text:p>
      <text:p text:style-name="Preformatted_20_Text"><text:span text:style-name="Source_20_Text">Output</text:span></text:p>
      <text:p text:style-name="Preformatted_20_Text"><text:span text:style-name="Source_20_Text"><text:s text:c="2"/>Name <text:s text:c="16"/>Command <text:s text:c="14"/>State <text:s text:c="20"/>Ports <text:s text:c="17"/></text:span></text:p>
      <text:p text:style-name="Preformatted_20_Text"><text:span text:style-name="Source_20_Text">----------------------------------------------------------------------------------------------</text:span></text:p>
      <text:p text:style-name="Preformatted_20_Text"><text:span text:style-name="Source_20_Text">certbot <text:s text:c="4"/>certbot certonly --webroot ... <text:s text:c="2"/>Exit 0 <text:s text:c="42"/></text:span></text:p>
      <text:p text:style-name="Preformatted_20_Text"><text:span text:style-name="Source_20_Text">db <text:s text:c="9"/>docker-entrypoint.sh --def ... <text:s text:c="2"/>Up <text:s text:c="6"/>3306/tcp, 33060/tcp <text:s text:c="20"/></text:span></text:p>
      <text:p text:style-name="Preformatted_20_Text"><text:span text:style-name="Source_20_Text">webserver <text:s text:c="2"/>nginx -g daemon off; <text:s text:c="12"/>Up <text:s text:c="6"/>0.0.0.0:443-&gt;443/tcp, 0.0.0.0:80-&gt;80/tcp</text:span></text:p>
      <text:p text:style-name="P1"><text:span text:style-name="Source_20_Text">wordpress <text:s text:c="2"/>docker-entrypoint.sh php-fpm <text:s text:c="4"/>Up <text:s text:c="6"/>9000/tcp <text:s text:c="3"/></text:span></text:p>
      <text:p text:style-name="Text_20_body">With your containers running, you can now complete your WordPress installation through the web interface.</text:p>
      <text:h text:style-name="Heading_20_2" text:outline-level="2"><text:bookmark text:name="step-6-completing-the-installation-through-the-web-interface"/>Step 6 — Completing the Installation Through the Web Interface</text:h>
      <text:p text:style-name="Text_20_body">With our containers running, we can finish the installation through the WordPress web interface.</text:p>
      <text:p text:style-name="Text_20_body">In your web browser, navigate to your server’s domain. Remember to substitute here with your own domain name:</text:p>
      <text:p text:style-name="P1"><text:span text:style-name="Source_20_Text">https://example.com</text:span></text:p>
      <text:p text:style-name="Text_20_body"><text:soft-page-break/>Select the language you would like to use:</text:p>
      <text:p text:style-name="Text_20_body"/>
      <text:p text:style-name="Text_20_body">After clicking <text:span text:style-name="Strong_20_Emphasis">Continue</text:span>, you will land on the main setup page, where you will need to pick a name for your site and a username. It’s a good idea to choose a memorable username here (rather than “admin”) and a strong password. You can use the password that WordPress generates automatically or create your own.</text:p>
      <text:p text:style-name="Text_20_body">Finally, you will need to enter your email address and decide whether or not you want to discourage search engines from indexing your site:</text:p>
      <text:p text:style-name="Text_20_body"/>
      <text:p text:style-name="Text_20_body">Clicking on <text:span text:style-name="Strong_20_Emphasis">Install WordPress</text:span> at the bottom of the page will take you to a login prompt:</text:p>
      <text:p text:style-name="Text_20_body"/>
      <text:p text:style-name="Text_20_body">Once logged in, you will have access to the WordPress administration dashboard:</text:p>
      <text:p text:style-name="Text_20_body"/>
      <text:p text:style-name="Text_20_body">With your WordPress installation complete, you can now take steps to ensure that your SSL certificates will renew automatically.</text:p>
      <text:h text:style-name="Heading_20_2" text:outline-level="2"><text:bookmark text:name="step-7-renewing-certificates"/>Step 7 — Renewing Certificates</text:h>
      <text:p text:style-name="Text_20_body">Let’s Encrypt certificates are valid for 90 days, so you will want to set up an automated renewal process to ensure that they do not lapse. One way to do this is to create a job with the <text:span text:style-name="Source_20_Text">cron</text:span> scheduling utility. In this case, we will create a <text:span text:style-name="Source_20_Text">cron</text:span> job to periodically run a script that will renew our certificates and reload our Nginx configuration.</text:p>
      <text:p text:style-name="Text_20_body">First, open a script called <text:span text:style-name="Source_20_Text">ssl_renew.sh</text:span>:</text:p>
      <text:p text:style-name="Preformatted_20_Text"><text:span text:style-name="Source_20_Text">nano ssl_renew.sh</text:span></text:p>
      <text:p text:style-name="P1"/>
      <text:p text:style-name="Text_20_body">Add the following code to the script to renew your certificates and reload your web server configuration. Remember to replace the example username here with your own non-root username:</text:p>
      <text:p text:style-name="Text_20_body">~/wordpress/ssl_renew.sh</text:p>
      <text:p text:style-name="Preformatted_20_Text"><text:span text:style-name="Source_20_Text">#!/bin/bash</text:span></text:p>
      <text:p text:style-name="Preformatted_20_Text"/>
      <text:p text:style-name="Preformatted_20_Text"><text:span text:style-name="Source_20_Text">COMPOSE="/usr/local/bin/docker-compose --no-ansi"</text:span></text:p>
      <text:p text:style-name="Preformatted_20_Text"><text:span text:style-name="Source_20_Text">DOCKER="/usr/bin/docker"</text:span></text:p>
      <text:p text:style-name="Preformatted_20_Text"/>
      <text:p text:style-name="Preformatted_20_Text"><text:span text:style-name="Source_20_Text">cd /home/sammy/wordpress/</text:span></text:p>
      <text:p text:style-name="Preformatted_20_Text"><text:span text:style-name="Source_20_Text">$COMPOSE run certbot renew --dry-run &amp;&amp; $COMPOSE kill -s SIGHUP webserver</text:span></text:p>
      <text:p text:style-name="P1"><text:span text:style-name="Source_20_Text">$DOCKER system prune -af</text:span></text:p>
      <text:p text:style-name="Text_20_body">This script first assigns the <text:span text:style-name="Source_20_Text">docker-compose</text:span> binary to a variable called <text:span text:style-name="Source_20_Text">COMPOSE</text:span>, and specifies the <text:span text:style-name="Source_20_Text">--no-ansi</text:span> option, which will run <text:span text:style-name="Source_20_Text">docker-compose</text:span> commands without <text:a xlink:type="simple" xlink:href="https://vt100.net/docs/vt510-rm/chapter4.html" text:style-name="Internet_20_link" text:visited-style-name="Visited_20_Internet_20_Link">ANSI control characters</text:a>. It then does the same with the <text:span text:style-name="Source_20_Text">docker</text:span> binary. Finally, it changes to the <text:span text:style-name="Source_20_Text">~/wordpress</text:span> project directory and runs the following <text:span text:style-name="Source_20_Text">docker-compose</text:span> commands:</text:p>
      <text:list xml:id="list3346328230" text:style-name="L9">
        <text:list-item>
          <text:p text:style-name="P22"><text:soft-page-break/><text:span text:style-name="Source_20_Text">docker-compose run</text:span>: This will start a <text:span text:style-name="Source_20_Text">certbot</text:span> container and override the <text:span text:style-name="Source_20_Text">command</text:span> provided in our <text:span text:style-name="Source_20_Text">certbot</text:span> service definition. Instead of using the <text:span text:style-name="Source_20_Text">certonly</text:span> subcommand, we’re using the <text:span text:style-name="Source_20_Text">renew</text:span> subcommand here, which will renew certificates that are close to expiring. We’ve included the <text:span text:style-name="Source_20_Text">--dry-run</text:span> option here to test our script. </text:p>
        </text:list-item>
        <text:list-item>
          <text:p text:style-name="P10"><text:a xlink:type="simple" xlink:href="https://docs.docker.com/compose/reference/kill/" text:style-name="Internet_20_link" text:visited-style-name="Visited_20_Internet_20_Link"><text:span text:style-name="Source_20_Text">docker-compose kill</text:span></text:a>: This will send a <text:a xlink:type="simple" xlink:href="https://en.wikipedia.org/wiki/SIGHUP" text:style-name="Internet_20_link" text:visited-style-name="Visited_20_Internet_20_Link"><text:span text:style-name="Source_20_Text">SIGHUP</text:span></text:a><text:a xlink:type="simple" xlink:href="https://en.wikipedia.org/wiki/SIGHUP" text:style-name="Internet_20_link" text:visited-style-name="Visited_20_Internet_20_Link"> signal</text:a> to the <text:span text:style-name="Source_20_Text">webserver</text:span> container to reload the Nginx configuration. For more information on using this process to reload your Nginx configuration, please see <text:a xlink:type="simple" xlink:href="https://blog.docker.com/2015/04/tips-for-deploying-nginx-official-image-with-docker/" text:style-name="Internet_20_link" text:visited-style-name="Visited_20_Internet_20_Link">this Docker blog post on deploying the official Nginx image with Docker</text:a>. </text:p>
        </text:list-item>
      </text:list>
      <text:p text:style-name="Text_20_body">It then runs <text:a xlink:type="simple" xlink:href="https://docs.docker.com/engine/reference/commandline/system_prune/" text:style-name="Internet_20_link" text:visited-style-name="Visited_20_Internet_20_Link"><text:span text:style-name="Source_20_Text">docker system prune</text:span></text:a> to remove all unused containers and images.</text:p>
      <text:p text:style-name="Text_20_body">Close the file when you are finished editing. Make it executable:</text:p>
      <text:p text:style-name="Preformatted_20_Text"><text:span text:style-name="Source_20_Text">chmod +x ssl_renew.sh</text:span></text:p>
      <text:p text:style-name="P1"/>
      <text:p text:style-name="Text_20_body">Next, open your <text:span text:style-name="Strong_20_Emphasis">root</text:span> <text:span text:style-name="Source_20_Text">crontab</text:span> file to run the renewal script at a specified interval:</text:p>
      <text:p text:style-name="P1"><text:span text:style-name="Source_20_Text">sudo crontab -e </text:span></text:p>
      <text:p text:style-name="Text_20_body">If this is your first time editing this file, you will be asked to choose an editor:</text:p>
      <text:p text:style-name="Preformatted_20_Text"><text:span text:style-name="Source_20_Text">Output</text:span></text:p>
      <text:p text:style-name="Preformatted_20_Text"><text:span text:style-name="Source_20_Text">no crontab for root - using an empty one</text:span></text:p>
      <text:p text:style-name="Preformatted_20_Text"/>
      <text:p text:style-name="Preformatted_20_Text"><text:span text:style-name="Source_20_Text">Select an editor. <text:s/>To change later, run 'select-editor'.</text:span></text:p>
      <text:p text:style-name="Preformatted_20_Text"><text:span text:style-name="Source_20_Text"><text:s text:c="2"/>1. /bin/nano <text:s text:c="7"/>&lt;---- easiest</text:span></text:p>
      <text:p text:style-name="Preformatted_20_Text"><text:span text:style-name="Source_20_Text"><text:s text:c="2"/>2. /usr/bin/vim.basic</text:span></text:p>
      <text:p text:style-name="Preformatted_20_Text"><text:span text:style-name="Source_20_Text"><text:s text:c="2"/>3. /usr/bin/vim.tiny</text:span></text:p>
      <text:p text:style-name="Preformatted_20_Text"><text:span text:style-name="Source_20_Text"><text:s text:c="2"/>4. /bin/ed</text:span></text:p>
      <text:p text:style-name="Preformatted_20_Text"/>
      <text:p text:style-name="Preformatted_20_Text"><text:span text:style-name="Source_20_Text">Choose 1-4 [1]:</text:span></text:p>
      <text:p text:style-name="P1"><text:span text:style-name="Source_20_Text">...</text:span></text:p>
      <text:p text:style-name="Text_20_body">At the bottom of the file, add the following line:</text:p>
      <text:p text:style-name="Text_20_body">crontab</text:p>
      <text:p text:style-name="Preformatted_20_Text"><text:span text:style-name="Source_20_Text">...</text:span></text:p>
      <text:p text:style-name="P1"><text:span text:style-name="Source_20_Text">*/5 * * * * /home/sammy/wordpress/ssl_renew.sh &gt;&gt; /var/log/cron.log 2&gt;&amp;1</text:span></text:p>
      <text:p text:style-name="Text_20_body">This will set the job interval to every five minutes, so you can test whether or not your renewal request has worked as intended. We have also created a log file, <text:span text:style-name="Source_20_Text">cron.log</text:span>, to record relevant output from the job.</text:p>
      <text:p text:style-name="Text_20_body">After five minutes, check <text:span text:style-name="Source_20_Text">cron.log</text:span> to see whether or not the renewal request has succeeded:</text:p>
      <text:p text:style-name="Preformatted_20_Text"><text:span text:style-name="Source_20_Text">tail -f /var/log/cron.log</text:span></text:p>
      <text:p text:style-name="P1"/>
      <text:p text:style-name="Text_20_body">You should see output confirming a successful renewal:</text:p>
      <text:p text:style-name="Preformatted_20_Text"><text:span text:style-name="Source_20_Text">Output</text:span></text:p>
      <text:p text:style-name="Preformatted_20_Text"><text:span text:style-name="Source_20_Text">- - - - - - - - - - - - - - - - - - - - - - - - - - - - - - - - - - - - - - - -</text:span></text:p>
      <text:p text:style-name="Preformatted_20_Text"><text:span text:style-name="Source_20_Text">** DRY RUN: simulating 'certbot renew' close to cert expiry</text:span></text:p>
      <text:p text:style-name="Preformatted_20_Text"><text:span text:style-name="Source_20_Text">** <text:s text:c="9"/>(The test certificates below have not been saved.)</text:span></text:p>
      <text:p text:style-name="Preformatted_20_Text"/>
      <text:p text:style-name="Preformatted_20_Text"><text:span text:style-name="Source_20_Text">Congratulations, all renewals succeeded. The following certs have been renewed:</text:span></text:p>
      <text:p text:style-name="Preformatted_20_Text"><text:soft-page-break/><text:span text:style-name="Source_20_Text"><text:s text:c="2"/>/etc/letsencrypt/live/example.com/fullchain.pem (success)</text:span></text:p>
      <text:p text:style-name="Preformatted_20_Text"><text:span text:style-name="Source_20_Text">** DRY RUN: simulating 'certbot renew' close to cert expiry</text:span></text:p>
      <text:p text:style-name="Preformatted_20_Text"><text:span text:style-name="Source_20_Text">** <text:s text:c="9"/>(The test certificates above have not been saved.)</text:span></text:p>
      <text:p text:style-name="P1"><text:span text:style-name="Source_20_Text">- - - - - - - - - - - - - - - - - - - - - - - - - - - - - - - - - - - - - - - -</text:span></text:p>
      <text:p text:style-name="Text_20_body">You can now modify the <text:span text:style-name="Source_20_Text">crontab</text:span> file to set a daily interval. To run the script every day at noon, for example, you would modify the last line of the file to look like this:</text:p>
      <text:p text:style-name="Text_20_body">crontab</text:p>
      <text:p text:style-name="Preformatted_20_Text"><text:span text:style-name="Source_20_Text">...</text:span></text:p>
      <text:p text:style-name="P1"><text:span text:style-name="Source_20_Text">0 12 * * * /home/sammy/wordpress/ssl_renew.sh &gt;&gt; /var/log/cron.log 2&gt;&amp;1</text:span></text:p>
      <text:p text:style-name="Text_20_body">You will also want to remove the <text:span text:style-name="Source_20_Text">--dry-run</text:span> option from your <text:span text:style-name="Source_20_Text">ssl_renew.sh</text:span> script:</text:p>
      <text:p text:style-name="Text_20_body">~/wordpress/ssl_renew.sh</text:p>
      <text:p text:style-name="Preformatted_20_Text"><text:span text:style-name="Source_20_Text">#!/bin/bash</text:span></text:p>
      <text:p text:style-name="Preformatted_20_Text"/>
      <text:p text:style-name="Preformatted_20_Text"><text:span text:style-name="Source_20_Text">COMPOSE="/usr/local/bin/docker-compose --no-ansi"</text:span></text:p>
      <text:p text:style-name="Preformatted_20_Text"><text:span text:style-name="Source_20_Text">DOCKER="/usr/bin/docker"</text:span></text:p>
      <text:p text:style-name="Preformatted_20_Text"/>
      <text:p text:style-name="Preformatted_20_Text"><text:span text:style-name="Source_20_Text">cd /home/sammy/wordpress/</text:span></text:p>
      <text:p text:style-name="Preformatted_20_Text"><text:span text:style-name="Source_20_Text">$COMPOSE run certbot renew &amp;&amp; $COMPOSE kill -s SIGHUP webserver</text:span></text:p>
      <text:p text:style-name="P1"><text:span text:style-name="Source_20_Text">$DOCKER system prune -af</text:span></text:p>
      <text:p text:style-name="Text_20_body">Your <text:span text:style-name="Source_20_Text">cron</text:span> job will ensure that your Let’s Encrypt certificates don’t lapse by renewing them when they are eligible. You can also <text:a xlink:type="simple" xlink:href="https://www.digitalocean.com/community/tutorials/how-to-manage-logfiles-with-logrotate-on-ubuntu-16-04" text:style-name="Internet_20_link" text:visited-style-name="Visited_20_Internet_20_Link">set up log rotation with the Logrotate utility</text:a> to rotate and compress your log files.</text:p>
      <text:h text:style-name="Heading_20_2" text:outline-level="2"><text:bookmark text:name="conclusion"/>Conclusion</text:h>
      <text:p text:style-name="Text_20_body">In this tutorial, you used Docker Compose to create a WordPress installation with an Nginx web server. As part of this workflow, you obtained TLS/SSL certificates for the domain you want associated with your WordPress site. Additionally, you created a <text:span text:style-name="Source_20_Text">cron</text:span> job to renew these certificates when necessary.</text:p>
      <text:p text:style-name="Text_20_body">As additional steps to improve site performance and redundancy, you can consult the following articles on delivering and backing up WordPress assets:</text:p>
      <text:list xml:id="list1633180457" text:style-name="L10">
        <text:list-item>
          <text:p text:style-name="P23"><text:a xlink:type="simple" xlink:href="https://www.digitalocean.com/community/tutorials/how-to-speed-up-wordpress-asset-delivery-using-digitalocean-spaces-cdn" text:style-name="Internet_20_link" text:visited-style-name="Visited_20_Internet_20_Link">How to Speed Up WordPress Asset Delivery Using DigitalOcean Spaces CDN</text:a>. </text:p>
        </text:list-item>
        <text:list-item>
          <text:p text:style-name="P23"><text:a xlink:type="simple" xlink:href="https://www.digitalocean.com/community/tutorials/how-to-back-up-a-wordpress-site-to-spaces" text:style-name="Internet_20_link" text:visited-style-name="Visited_20_Internet_20_Link">How To Back Up a WordPress Site to Spaces</text:a>. </text:p>
        </text:list-item>
        <text:list-item>
          <text:p text:style-name="P11"><text:a xlink:type="simple" xlink:href="https://www.digitalocean.com/community/tutorials/how-to-store-wordpress-assets-on-digitalocean-spaces" text:style-name="Internet_20_link" text:visited-style-name="Visited_20_Internet_20_Link">How To Store WordPress Assets on DigitalOcean Spaces</text:a>. </text:p>
        </text:list-item>
      </text:list>
      <text:p text:style-name="Text_20_body">If you are interested in exploring a containerized workflow with Kubernetes, you can also check out:</text:p>
      <text:list xml:id="list2663141494" text:style-name="L11">
        <text:list-item>
          <text:p text:style-name="P12"><text:a xlink:type="simple" xlink:href="https://www.digitalocean.com/community/tutorials/how-to-set-up-wordpress-with-mysql-on-kubernetes-using-helm" text:style-name="Internet_20_link" text:visited-style-name="Visited_20_Internet_20_Link">How To Set Up WordPress with MySQL on Kubernetes Using Helm</text:a>. </text:p>
        </text:list-item>
      </text:list>
      <text:p text:style-name="Standard"><text:a xlink:type="simple" xlink:href="https://www.digitalocean.com/community/tutorials/how-to-install-wordpress-with-docker-compose" text:style-name="Internet_20_link" text:visited-style-name="Visited_20_Internet_20_Link">https://www.digitalocean.com/community/tutorials/how-to-install-wordpress-with-docker-compos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3:47:41.800335797</meta:creation-date>
    <dc:date>2022-03-16T13:48:49.945412396</dc:date>
    <meta:editing-duration>PT1M8S</meta:editing-duration>
    <meta:editing-cycles>2</meta:editing-cycles>
    <meta:generator>LibreOffice/6.4.7.2$Linux_X86_64 LibreOffice_project/40$Build-2</meta:generator>
    <meta:document-statistic meta:table-count="0" meta:image-count="0" meta:object-count="0" meta:page-count="21" meta:paragraph-count="638" meta:word-count="5808" meta:character-count="42113" meta:non-whitespace-character-count="34526"/>
  </office:meta>
</office:document-meta>
</file>